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1E02772BBDB.png"/>
  <manifest:file-entry manifest:media-type="image/png" manifest:full-path="Pictures/10000000000003DC0000026F98FD40B5.png"/>
  <manifest:file-entry manifest:media-type="image/png" manifest:full-path="Pictures/1000000000000140000001E0168E4344.png"/>
  <manifest:file-entry manifest:media-type="image/png" manifest:full-path="Pictures/10000000000001E0000001407A827D89.png"/>
  <manifest:file-entry manifest:media-type="image/png" manifest:full-path="Pictures/10000000000001E000000140616316DD.png"/>
  <manifest:file-entry manifest:media-type="image/png" manifest:full-path="Pictures/1000000000000140000001E06D3936A5.png"/>
  <manifest:file-entry manifest:media-type="image/png" manifest:full-path="Pictures/1000000000000140000001E0721EBA4B.png"/>
  <manifest:file-entry manifest:media-type="image/png" manifest:full-path="Pictures/1000000000000140000001E0B85932A3.png"/>
  <manifest:file-entry manifest:media-type="image/png" manifest:full-path="Pictures/1000000000000140000001E019B1E73C.png"/>
  <manifest:file-entry manifest:media-type="image/png" manifest:full-path="Pictures/10000000000002EA0000020EF71FF465.png"/>
  <manifest:file-entry manifest:media-type="image/png" manifest:full-path="Pictures/10000000000002EA0000020E0B9DF888.png"/>
  <manifest:file-entry manifest:media-type="image/png" manifest:full-path="Pictures/1000000000000140000001E0D2F8D041.png"/>
  <manifest:file-entry manifest:media-type="image/png" manifest:full-path="Pictures/10000000000001E000000140622E74E1.png"/>
  <manifest:file-entry manifest:media-type="image/png" manifest:full-path="Pictures/10000000000002EA0000020E92A89F75.png"/>
  <manifest:file-entry manifest:media-type="image/png" manifest:full-path="Pictures/1000000000000140000001E080BF21D6.png"/>
  <manifest:file-entry manifest:media-type="image/png" manifest:full-path="Pictures/1000000000000140000001E000FED9C5.png"/>
  <manifest:file-entry manifest:media-type="image/png" manifest:full-path="Pictures/1000000000000140000001E0AA713F7B.png"/>
  <manifest:file-entry manifest:media-type="image/png" manifest:full-path="Pictures/1000000000000140000001E0FE20425D.png"/>
  <manifest:file-entry manifest:media-type="image/png" manifest:full-path="Pictures/10000000000005080000030A1F65E511.png"/>
  <manifest:file-entry manifest:media-type="image/png" manifest:full-path="Pictures/1000000000000140000001E070F9F731.png"/>
  <manifest:file-entry manifest:media-type="image/png" manifest:full-path="Pictures/10000000000001E000000140DCE193F1.png"/>
  <manifest:file-entry manifest:media-type="image/png" manifest:full-path="Pictures/1000000000000140000001E011B983CE.png"/>
  <manifest:file-entry manifest:media-type="image/png" manifest:full-path="Pictures/1000000000000140000001E0390820A0.png"/>
  <manifest:file-entry manifest:media-type="image/png" manifest:full-path="Pictures/1000000000000140000001E05E11E628.png"/>
  <manifest:file-entry manifest:media-type="image/png" manifest:full-path="Pictures/1000000000000140000001E07929ADFD.png"/>
  <manifest:file-entry manifest:media-type="image/png" manifest:full-path="Pictures/1000000000000140000001E0E57FF92F.png"/>
  <manifest:file-entry manifest:media-type="image/png" manifest:full-path="Pictures/10000000000003520000024399C24A58.png"/>
  <manifest:file-entry manifest:media-type="image/png" manifest:full-path="Pictures/1000000000000140000001E0E93B7900.png"/>
  <manifest:file-entry manifest:media-type="image/png" manifest:full-path="Pictures/1000000000000140000001E0112EDCA6.png"/>
  <manifest:file-entry manifest:media-type="image/png" manifest:full-path="Pictures/10000000000001E000000140F96F3092.png"/>
  <manifest:file-entry manifest:media-type="image/png" manifest:full-path="Pictures/1000000000000140000001E0E5D018A3.png"/>
  <manifest:file-entry manifest:media-type="image/png" manifest:full-path="Pictures/1000000000000140000001E0DF235824.png"/>
  <manifest:file-entry manifest:media-type="image/png" manifest:full-path="Pictures/1000000000000140000001E0FBE242F4.png"/>
  <manifest:file-entry manifest:media-type="image/png" manifest:full-path="Pictures/1000000000000140000001E0B2798164.png"/>
  <manifest:file-entry manifest:media-type="image/png" manifest:full-path="Pictures/1000000000000140000001E0B04F9D67.png"/>
  <manifest:file-entry manifest:media-type="image/png" manifest:full-path="Pictures/1000000000000140000001E0C184798A.png"/>
  <manifest:file-entry manifest:media-type="image/png" manifest:full-path="Pictures/10000000000002C6000002432636F604.png"/>
  <manifest:file-entry manifest:media-type="image/png" manifest:full-path="Pictures/1000000000000140000001E027BF16E7.png"/>
  <manifest:file-entry manifest:media-type="image/png" manifest:full-path="Pictures/10000000000002C600000243BB76666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fo:min-height="22.359cm"/>
    </style:style>
    <style:style style:name="gr4" style:family="graphic" style:parent-style-name="standard">
      <style:graphic-properties draw:stroke="none" draw:fill="none" draw:fill-color="#ffffff" fo:min-height="14.059cm"/>
    </style:style>
    <style:style style:name="gr5" style:family="graphic" style:parent-style-name="standard">
      <style:graphic-properties draw:stroke="none" draw:fill="none" draw:fill-color="#ffffff" fo:min-height="21.661cm"/>
    </style:style>
    <style:style style:name="gr6" style:family="graphic" style:parent-style-name="standard">
      <style:graphic-properties draw:stroke="none" draw:fill="none" draw:fill-color="#ffffff" fo:min-height="4.83cm"/>
    </style:style>
    <style:style style:name="gr7" style:family="graphic" style:parent-style-name="standard">
      <style:graphic-properties draw:stroke="none" draw:fill="none" draw:fill-color="#ffffff" fo:min-height="20.729cm"/>
    </style:style>
    <style:style style:name="pr1" style:family="presentation" style:parent-style-name="Default-title">
      <style:graphic-properties fo:min-height="3.256cm"/>
    </style:style>
    <style:style style:name="pr2" style:family="presentation" style:parent-style-name="Default-outline1">
      <style:graphic-properties fo:min-height="18.415cm"/>
    </style:style>
    <style:style style:name="pr3" style:family="presentation" style:parent-style-name="Default-notes">
      <style:graphic-properties draw:fill-color="#ffffff" draw:auto-grow-height="true" fo:min-height="12.573cm"/>
    </style:style>
    <style:style style:name="pr4" style:family="presentation" style:parent-style-name="Default-notes">
      <style:graphic-properties draw:fill-color="#ffffff" fo:min-height="12.322cm"/>
    </style:style>
    <style:style style:name="pr5" style:family="presentation" style:parent-style-name="Default-outline1">
      <style:graphic-properties fo:min-height="17.78cm"/>
    </style:style>
    <style:style style:name="pr6" style:family="presentation" style:parent-style-name="Default-outline1">
      <style:graphic-properties fo:min-height="19.685cm"/>
    </style:style>
    <style:style style:name="pr7" style:family="presentation" style:parent-style-name="Default-title">
      <style:graphic-properties draw:auto-grow-height="true" fo:min-height="3.507cm"/>
    </style:style>
    <style:style style:name="pr8" style:family="presentation" style:parent-style-name="Default-outline1">
      <style:graphic-properties fo:min-height="13.609cm"/>
    </style:style>
    <style:style style:name="pr9" style:family="presentation" style:parent-style-name="Default-title">
      <style:graphic-properties fo:min-height="3.583cm"/>
    </style:style>
    <style:style style:name="pr10" style:family="presentation" style:parent-style-name="Default-outline1">
      <style:graphic-properties draw:auto-grow-height="true" fo:min-height="18.415cm"/>
    </style:style>
    <style:style style:name="pr11" style:family="presentation" style:parent-style-name="Default-outline1">
      <style:graphic-properties fo:min-height="16.51cm"/>
    </style:style>
    <style:style style:name="pr12" style:family="presentation" style:parent-style-name="Default-outline1">
      <style:graphic-properties fo:min-height="17.145cm"/>
    </style:style>
    <style:style style:name="pr13" style:family="presentation" style:parent-style-name="Default-outline1">
      <style:graphic-properties draw:auto-grow-height="true" fo:min-height="19.05cm"/>
    </style:style>
    <style:style style:name="pr14" style:family="presentation" style:parent-style-name="Default-outline1">
      <style:graphic-properties fo:min-height="20.955cm"/>
    </style:style>
    <style:style style:name="pr15" style:family="presentation" style:parent-style-name="Default-title">
      <style:graphic-properties fo:min-height="4.853cm"/>
    </style:style>
    <style:style style:name="pr16" style:family="presentation" style:parent-style-name="Default-outline1">
      <style:graphic-properties fo:min-height="20.32cm"/>
    </style:style>
    <style:style style:name="pr17" style:family="presentation" style:parent-style-name="Default-title">
      <style:graphic-properties fo:min-height="6.123cm"/>
    </style:style>
    <style:style style:name="pr18" style:family="presentation" style:parent-style-name="Default-outline1">
      <style:graphic-properties fo:min-height="21.02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text-properties fo:font-size="12pt" style:font-size-asian="12pt" style:font-size-complex="12pt"/>
    </style:style>
    <style:style style:name="P4" style:family="paragraph">
      <style:text-properties fo:font-size="14pt" style:font-size-asian="14pt" style:font-size-complex="14pt"/>
    </style:style>
    <style:style style:name="P5" style:family="paragraph">
      <style:text-properties fo:font-size="20pt"/>
    </style:style>
    <style:style style:name="P6" style:family="paragraph">
      <style:text-properties fo:font-size="24pt" style:font-size-asian="24pt" style:font-size-complex="24pt"/>
    </style:style>
    <style:style style:name="P7" style:family="paragraph">
      <style:text-properties fo:font-size="16pt" style:font-size-asian="16pt" style:font-size-complex="16pt"/>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size="12pt" style:font-size-asian="12pt" style:font-size-complex="12pt"/>
    </style:style>
    <style:style style:name="T4" style:family="text">
      <style:text-properties fo:color="#000000" fo:font-family="Arial" style:font-family-generic="swiss" style:font-pitch="variable" fo:font-size="32pt" fo:font-weight="bold" style:font-family-asian="'Courier New'" style:font-family-generic-asian="modern" style:font-pitch-asian="fixed" style:font-size-asian="32pt" style:font-weight-asian="bold" style:font-family-complex="'Courier New'" style:font-family-generic-complex="modern" style:font-pitch-complex="fixed" style:font-size-complex="32pt" style:font-weight-complex="bold"/>
    </style:style>
    <style:style style:name="T5" style:family="text">
      <style:text-properties fo:color="#000000" fo:font-family="Arial" style:font-family-generic="swiss" style:font-pitch="variable" fo:font-size="20pt" fo:font-weight="normal" style:font-family-asian="'Courier New'" style:font-family-generic-asian="modern" style:font-pitch-asian="fixed" style:font-size-asian="20pt" style:font-weight-asian="normal" style:font-family-complex="'Courier New'" style:font-family-generic-complex="modern" style:font-pitch-complex="fixed" style:font-size-complex="20pt" style:font-weight-complex="normal"/>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font-size="28pt" style:font-size-asian="28pt" style:font-size-complex="28pt"/>
    </style:style>
    <style:style style:name="T8" style:family="text">
      <style:text-properties fo:font-size="20pt" style:font-size-asian="20pt" style:font-size-complex="20pt"/>
    </style:style>
    <style:style style:name="T9" style:family="text">
      <style:text-properties fo:font-size="14pt" style:font-size-asian="14pt" style:font-size-complex="14pt"/>
    </style:style>
    <style:style style:name="T10" style:family="text">
      <style:text-properties fo:font-size="22pt" style:font-size-asian="22pt" style:font-size-complex="22pt"/>
    </style:style>
    <style:style style:name="T11" style:family="text">
      <style:text-properties fo:color="#00ff00"/>
    </style:style>
    <style:style style:name="T12" style:family="text">
      <style:text-properties fo:color="#000080" fo:font-weight="bold" style:font-weight-asian="bold" style:font-weight-complex="bold"/>
    </style:style>
    <style:style style:name="T13" style:family="text">
      <style:text-properties fo:color="#800000"/>
    </style:style>
    <style:style style:name="T14" style:family="text">
      <style:text-properties fo:color="#808000" fo:font-weight="bold" style:font-weight-asian="bold" style:font-weight-complex="bold"/>
    </style:style>
    <style:style style:name="T15" style:family="text">
      <style:text-properties fo:color="#000000" fo:font-weight="bold" style:font-weight-asian="bold" style:font-weight-complex="bold"/>
    </style:style>
    <style:style style:name="T16" style:family="text">
      <style:text-properties fo:color="#000000" fo:font-weight="normal" style:font-weight-asian="normal" style:font-weight-complex="normal"/>
    </style:style>
    <style:style style:name="T17" style:family="text">
      <style:text-properties fo:color="#800000" fo:font-weight="normal" style:font-weight-asian="normal" style:font-weight-complex="normal"/>
    </style:style>
    <style:style style:name="T18" style:family="text">
      <style:text-properties fo:color="#00ff00" fo:font-weight="normal" style:font-weight-asian="normal" style:font-weight-complex="normal"/>
    </style:style>
    <style:style style:name="T19" style:family="text">
      <style:text-properties fo:color="#000000" fo:font-size="16pt" fo:font-weight="normal" style:font-size-asian="16pt" style:font-weight-asian="normal" style:font-size-complex="16pt" style:font-weight-complex="normal"/>
    </style:style>
    <style:style style:name="T20" style:family="text">
      <style:text-properties fo:color="#000000" fo:font-size="16pt" fo:font-weight="bold" style:font-size-asian="16pt" style:font-weight-asian="bold" style:font-size-complex="16pt" style:font-weight-complex="bold"/>
    </style:style>
    <style:style style:name="T21" style:family="text">
      <style:text-properties fo:font-size="24pt" style:font-size-asian="24pt" style:font-size-complex="24pt"/>
    </style:style>
    <style:style style:name="T22" style:family="text">
      <style:text-properties fo:font-size="26pt" style:font-size-asian="26pt" style:font-size-complex="26pt"/>
    </style:style>
    <style:style style:name="T23" style:family="text">
      <style:text-properties fo:font-size="18pt" style:font-size-asian="18pt" style:font-size-complex="18pt"/>
    </style:style>
    <style:style style:name="T24" style:family="text">
      <style:text-properties fo:font-size="14pt" fo:font-weight="normal" style:font-size-asian="14pt" style:font-weight-asian="normal" style:font-size-complex="14pt" style:font-weight-complex="normal"/>
    </style:style>
    <style:style style:name="T25" style:family="text">
      <style:text-properties fo:font-size="14pt" fo:font-weight="bold" style:font-size-asian="14pt" style:font-weight-asian="bold" style:font-size-complex="14pt" style:font-weight-complex="bold"/>
    </style:style>
    <style:style style:name="T26" style:family="text">
      <style:text-properties fo:font-size="24pt" fo:font-weight="bold" style:font-size-asian="24pt" style:font-weight-asian="bold" style:font-size-complex="24pt" style:font-weight-complex="bold"/>
    </style:style>
    <style:style style:name="T27" style:family="text">
      <style:text-properties fo:font-size="16pt" fo:font-weight="bold" style:font-size-asian="16pt" style:font-weight-asian="bold" style:font-size-complex="16pt" style:font-weight-complex="bold"/>
    </style:style>
    <style:style style:name="T28" style:family="text">
      <style:text-properties fo:font-size="16pt" style:font-size-asian="16pt" style:font-size-complex="16pt"/>
    </style:style>
    <style:style style:name="T29" style:family="text">
      <style:text-properties fo:font-size="16pt" fo:font-weight="normal" style:font-size-asian="16pt" style:font-weight-asian="normal" style:font-size-complex="16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1" draw:layer="layout" svg:width="25.199cm" svg:height="3.256cm" svg:x="1.27cm" svg:y="-0.635cm" presentation:class="title" presentation:user-transformed="true">
          <draw:text-box>
            <text:p><text:span text:style-name="T1">Menu examples</text:span></text:p>
          </draw:text-box>
        </draw:frame>
        <draw:frame presentation:style-name="pr2" draw:layer="layout" svg:width="25.199cm" svg:height="19.723cm" svg:x="1.4cm" svg:y="1.905cm" presentation:class="outline" presentation:user-transformed="true">
          <draw:text-box>
            <text:list text:style-name="L2">
              <text:list-item>
                <text:p>Application menus a.k.a options menu, Android launches this menu when user presses the menu key on their phone</text:p>
              </text:list-item>
              <text:list-item>
                <text:p>Options Menu - appears at the bottom of the screen can display up to 6 if more than 6 the 6<text:span text:style-name="T2">th</text:span> menu will show as “More”, <text:s/>when you click on it, it will show the rest of the menus</text:p>
              </text:list-item>
              <text:list-item>
                <text:p>Context Menus - when user long-press on a widget, context menu will pop up.</text:p>
              </text:list-item>
              <text:list-item>
                <text:p>How to implement them?</text:p>
                <text:list>
                  <text:list-item>
                    <text:list>
                      <text:list-item>
                        <text:p>Options Menu, you will need to implement onCreateOptionsMenu()</text:p>
                      </text:list-item>
                      <text:list-item>
                        <text:p>Context Menu, implement onCreateContextMenu() plus<text:line-break/>registering the context menu with the interested widget<text:line-break/></text:p>
                      </text:list-item>
                    </text:list>
                  </text:list-item>
                </text:list>
              </text:list-item>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
        <draw:frame draw:style-name="gr2" draw:text-style-name="P2" draw:layer="layout" svg:width="8.466cm" svg:height="12.699cm" svg:x="4.234cm" svg:y="3.811cm">
          <draw:image xlink:href="Pictures/1000000000000140000001E05E11E628.png" xlink:type="simple" xlink:show="embed" xlink:actuate="onLoad">
            <text:p/>
          </draw:image>
        </draw:frame>
        <draw:frame draw:style-name="gr2" draw:text-style-name="P2" draw:layer="layout" svg:width="8.466cm" svg:height="12.699cm" svg:x="13.759cm" svg:y="3.81cm">
          <draw:image xlink:href="Pictures/1000000000000140000001E0390820A0.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4"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Separate layout from Java</text:span></text:p>
          </draw:text-box>
        </draw:frame>
        <draw:frame presentation:style-name="pr5" draw:layer="layout" svg:width="25.199cm" svg:height="17.78cm" svg:x="1.4cm" svg:y="2.54cm" presentation:class="outline" presentation:user-transformed="true">
          <draw:text-box>
            <text:list text:style-name="L2">
              <text:list-item>
                <text:p>Define Menu items in xml file and save it in res/menu/ folder</text:p>
              </text:list-item>
              <text:list-item>
                <text:p>Use an inflater to load them into activity</text:p>
              </text:list-item>
              <text:list-item>
                <text:p><text:s/>A menu snippet</text:p>
              </text:list-item>
            </text:list>
          </draw:text-box>
        </draw:frame>
        <draw:frame draw:style-name="gr3" draw:text-style-name="P3" draw:layer="layout" svg:width="23.998cm" svg:height="22.609cm" svg:x="2.037cm" svg:y="8.89cm">
          <draw:text-box>
            <text:p><text:span text:style-name="T3">&lt;?xml version="1.0" encoding="utf-8"?&gt;</text:span></text:p>
            <text:p><text:span text:style-name="T3">&lt;menu xmlns:android="http://schemas.android.com/apk/res/android"&gt;</text:span></text:p>
            <text:p><text:span text:style-name="T3">&lt;item android:id=""</text:span></text:p>
            <text:p><text:span text:style-name="T3">android:title=""</text:span></text:p>
            <text:p><text:span text:style-name="T3">android:orderInCategory=""</text:span></text:p>
            <text:p><text:span text:style-name="T3">android:icon="" /&gt;</text:span></text:p>
            <text:p><text:span text:style-name="T3">&lt;group android:id=""</text:span></text:p>
            <text:p><text:span text:style-name="T3">android:menuCategory=""</text:span></text:p>
            <text:p><text:span text:style-name="T3">android:visible=""&gt;</text:span></text:p>
            <text:p><text:span text:style-name="T3">&lt;item android:id=""</text:span></text:p>
            <text:p><text:span text:style-name="T3">android:orderInCategory=""</text:span></text:p>
            <text:p><text:span text:style-name="T3">android:title="" /&gt;</text:span></text:p>
            <text:p><text:span text:style-name="T3">&lt;/group&gt;</text:span></text:p>
            <text:p><text:span text:style-name="T3">&lt;item android:id=""</text:span></text:p>
            <text:p><text:span text:style-name="T3">android:orderInCategory=""</text:span></text:p>
            <text:p><text:span text:style-name="T3">android:title=""&gt;</text:span></text:p>
            <text:p><text:span text:style-name="T3">&lt;menu&gt;</text:span><text:span text:style-name="T3"><text:tab/></text:span><text:span text:style-name="T3"><text:tab/></text:span><text:span text:style-name="T3"><text:tab/></text:span><text:span text:style-name="T3"><text:tab/></text:span></text:p>
            <text:p><text:span text:style-name="T3">&lt;item android:id=""</text:span></text:p>
            <text:p><text:span text:style-name="T3">android:title=""</text:span></text:p>
            <text:p><text:span text:style-name="T3">android:visible=""</text:span></text:p>
            <text:p><text:span text:style-name="T3">android:alphabeticShortcut=""/&gt;</text:span></text:p>
            <text:p><text:span text:style-name="T3">&lt;/menu&gt;</text:span></text:p>
            <text:p><text:span text:style-name="T3">&lt;/item&gt;</text:span></text:p>
            <text:p><text:span text:style-name="T3">&lt;/menu&gt;</text:span></text:p>
            <text:p><text:span text:style-name="T3"/></text:p>
          </draw:text-box>
        </draw:frame>
        <presentation:notes draw:style-name="dp2">
          <draw:page-thumbnail draw:style-name="gr1" draw:layer="layout" svg:width="13.968cm" svg:height="10.476cm" svg:x="3.81cm" svg:y="2.123cm" draw:page-number="3" presentation:class="page"/>
          <draw:frame presentation:style-name="pr4"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1">
        <draw:frame presentation:style-name="pr6" draw:layer="layout" svg:width="25.199cm" svg:height="20.359cm" svg:x="1.4cm" svg:y="0.635cm" presentation:class="outline" presentation:user-transformed="true">
          <draw:text-box>
            <text:list text:style-name="L2">
              <text:list-item>
                <text:p>Item elements are menus and groups represent a collection of menus which can be reacted as a group</text:p>
              </text:list-item>
              <text:list-item>
                <text:p>Submenus are child menus of a specific menu you can declare them as child of an item, it cannot support another submenu</text:p>
              </text:list-item>
              <text:list-item>
                <text:p>Every menu item has a set of attributes you can specify to customize menu options.</text:p>
                <text:list>
                  <text:list-item>
                    <text:list>
                      <text:list-item>
                        <text:p>Title – name displayed in the menu</text:p>
                      </text:list-item>
                      <text:list-item>
                        <text:p>Icon – an icon display above title</text:p>
                      </text:list-item>
                      <text:list-item>
                        <text:p>Order – order of the menu</text:p>
                      </text:list-item>
                      <text:list-item>
                        <text:p>Enabled – will this menu item be clickable</text:p>
                      </text:list-item>
                      <text:list-item>
                        <text:p>Visible – show or not to the user</text:p>
                      </text:list-item>
                      <text:list-item>
                        <text:p>Shortcut – press a key to activate a menu item</text:p>
                      </text:list-item>
                    </text:list>
                  </text:list-item>
                </text:list>
                <text:p/>
              </text:list-item>
            </text:list>
          </draw:text-box>
        </draw:frame>
        <presentation:notes draw:style-name="dp2">
          <draw:page-thumbnail draw:style-name="gr1" draw:layer="layout" svg:width="13.968cm" svg:height="10.476cm" svg:x="3.81cm" svg:y="2.123cm" draw:page-number="4" presentation:class="page"/>
          <draw:frame presentation:style-name="pr4"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
        <draw:frame presentation:style-name="pr7" draw:text-style-name="P1" draw:layer="layout" svg:width="25.199cm" svg:height="3.507cm" svg:x="1.4cm" svg:y="0.837cm" presentation:class="title">
          <draw:text-box>
            <text:p><text:span text:style-name="T1">How to register a context menu for a list of items?</text:span></text:p>
          </draw:text-box>
        </draw:frame>
        <draw:frame presentation:style-name="pr8" draw:layer="layout" svg:width="25.199cm" svg:height="13.609cm" svg:x="1.4cm" svg:y="4.914cm" presentation:class="outline" presentation:user-transformed="true">
          <draw:text-box>
            <text:list text:style-name="L2">
              <text:list-item>
                <text:p>Register a ListView</text:p>
              </text:list-item>
              <text:list-item>
                <text:p>If your Activity uses a ListView and you want all list items to provide a context menu, register all items for a context menu by passing the ListView to registerForContextMenu(). For example, if you're using a ListActivity, register all list items like this:registerForContextMenu(getListView());</text:p>
              </text:list-item>
            </text:list>
          </draw:text-box>
        </draw:frame>
        <presentation:notes draw:style-name="dp2">
          <draw:page-thumbnail draw:style-name="gr1" draw:layer="layout" svg:width="13.968cm" svg:height="10.476cm" svg:x="3.81cm" svg:y="2.123cm" draw:page-number="5" presentation:class="page"/>
          <draw:frame presentation:style-name="pr4"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
        <draw:frame draw:style-name="gr2" draw:text-style-name="P2" draw:layer="layout" svg:width="8.466cm" svg:height="12.699cm" svg:x="3.81cm" svg:y="3.811cm">
          <draw:image xlink:href="Pictures/1000000000000140000001E019B1E73C.png" xlink:type="simple" xlink:show="embed" xlink:actuate="onLoad">
            <text:p/>
          </draw:image>
        </draw:frame>
        <draw:frame draw:style-name="gr2" draw:text-style-name="P2" draw:layer="layout" svg:width="8.466cm" svg:height="12.699cm" svg:x="15.029cm" svg:y="3.811cm">
          <draw:image xlink:href="Pictures/1000000000000140000001E07929ADFD.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4"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
        <draw:frame presentation:style-name="pr7" draw:text-style-name="P1" draw:layer="layout" svg:width="25.199cm" svg:height="3.507cm" svg:x="1.471cm" svg:y="-0.967cm" presentation:class="title" presentation:user-transformed="true">
          <draw:text-box>
            <text:p><text:span text:style-name="T1">Pop ups! (alerts and toasts)</text:span></text:p>
          </draw:text-box>
        </draw:frame>
        <draw:frame presentation:style-name="pr2" draw:layer="layout" svg:width="25.199cm" svg:height="18.415cm" svg:x="1.4cm" svg:y="1.905cm" presentation:class="outline" presentation:user-transformed="true">
          <draw:text-box>
            <text:list text:style-name="L2">
              <text:list-item>
                <text:p>Popups are implemented by Android system, you can use this little popup to give user a notification.</text:p>
              </text:list-item>
              <text:list-item>
                <text:p>What Android provides us with are toasts and alerts.</text:p>
              </text:list-item>
              <text:list-item>
                <text:p>Toasts – operate by its own without user interaction,and it's not aggressive and won't take focus out of user's current activity. Lacking of the ability to interact user, therefore it should be used only in notification kinda messages</text:p>
              </text:list-item>
              <text:list-item>
                <text:p>You can use either default toast or customize it by supplying it a view.</text:p>
              </text:list-item>
            </text:list>
          </draw:text-box>
        </draw:frame>
        <presentation:notes draw:style-name="dp2">
          <draw:page-thumbnail draw:style-name="gr1" draw:layer="layout" svg:width="13.968cm" svg:height="10.476cm" svg:x="3.81cm" svg:y="2.123cm" draw:page-number="7" presentation:class="page"/>
          <draw:frame presentation:style-name="pr4"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
        <draw:frame presentation:style-name="pr6" draw:layer="layout" svg:width="25.199cm" svg:height="21.691cm" svg:x="1.4cm" svg:y="0.635cm" presentation:class="outline" presentation:user-transformed="true">
          <draw:text-box>
            <text:list text:style-name="L2">
              <text:list-item>
                <text:p>Toast.makeText(context, message, duration).show(). </text:p>
              </text:list-item>
              <text:list-item>
                <text:p>Remember those javaScript alert windows, it requires user interactions to determine what's next step. If you need this kind of functionality, then you should stick to AlertDialog. It's a modal window, which means it covers part of the screen but also reveals part of the underneath layer. It needs user to instruct what to do. This is ideal for displaying validation message, or deleting a database record.</text:p>
              </text:list-item>
              <text:list-item>
                <text:p>Here comes the AlertDialog</text:p>
                <text:list>
                  <text:list-item>
                    <text:list>
                      <text:list-item>
                        <text:p>A title</text:p>
                      </text:list-item>
                      <text:list-item>
                        <text:p>A text message for the body content</text:p>
                      </text:list-item>
                      <text:list-item>
                        <text:p>One , two, or three buttons</text:p>
                      </text:list-item>
                    </text:list>
                  </text:list-item>
                </text:list>
                <text:p/>
              </text:list-item>
            </text:list>
          </draw:text-box>
        </draw:frame>
        <presentation:notes draw:style-name="dp2">
          <draw:page-thumbnail draw:style-name="gr1" draw:layer="layout" svg:width="13.968cm" svg:height="10.476cm" svg:x="3.81cm" svg:y="2.123cm" draw:page-number="8" presentation:class="page"/>
          <draw:frame presentation:style-name="pr4"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
        <draw:frame draw:style-name="gr2" draw:text-style-name="P2" draw:layer="layout" svg:width="8.466cm" svg:height="12.699cm" svg:x="4.869cm" svg:y="3.81cm">
          <draw:image xlink:href="Pictures/1000000000000140000001E0B04F9D67.png" xlink:type="simple" xlink:show="embed" xlink:actuate="onLoad">
            <text:p/>
          </draw:image>
        </draw:frame>
        <draw:frame draw:style-name="gr2" draw:text-style-name="P2" draw:layer="layout" svg:width="8.466cm" svg:height="12.699cm" svg:x="16.299cm" svg:y="3.81cm">
          <draw:image xlink:href="Pictures/1000000000000140000001E070F9F731.png" xlink:type="simple" xlink:show="embed" xlink:actuate="onLoad">
            <text:p/>
          </draw:image>
        </draw:frame>
        <draw:frame presentation:style-name="pr9" draw:layer="layout" svg:width="25.199cm" svg:height="3.583cm" svg:x="1.4cm" svg:y="0.635cm" presentation:class="title" presentation:user-transformed="true">
          <draw:text-box>
            <text:p>Dialog with Buttons</text:p>
          </draw:text-box>
        </draw:frame>
        <presentation:notes draw:style-name="dp2">
          <draw:page-thumbnail draw:style-name="gr1" draw:layer="layout" svg:width="13.968cm" svg:height="10.476cm" svg:x="3.81cm" svg:y="2.123cm" draw:page-number="9" presentation:class="page"/>
          <draw:frame presentation:style-name="pr4"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
        <draw:frame presentation:style-name="pr10" draw:layer="layout" svg:width="25.199cm" svg:height="18.415cm" svg:x="1.4cm" svg:y="1.905cm" presentation:class="outline" presentation:user-transformed="true">
          <draw:text-box>
            <text:list text:style-name="L2">
              <text:list-item>
                <text:p>To create an AlertDialog with a list of selectable items use the setItems() method:</text:p>
              </text:list-item>
              <text:list-item>
                <text:p>Call setTitle() to add a title to the title bar</text:p>
              </text:list-item>
              <text:list-item>
                <text:p>DialogInterface.OnClickListener defines action to take when users select an item</text:p>
              </text:list-item>
            </text:list>
          </draw:text-box>
        </draw:frame>
        <draw:frame presentation:style-name="pr1" draw:text-style-name="P1" draw:layer="layout" svg:width="25.199cm" svg:height="3.256cm" svg:x="1.471cm" svg:y="-0.635cm" presentation:class="title" presentation:user-transformed="true">
          <draw:text-box>
            <text:p><text:span text:style-name="T1">Dialog with list</text:span></text:p>
          </draw:text-box>
        </draw:frame>
        <draw:frame draw:style-name="gr2" draw:text-style-name="P2" draw:layer="layout" svg:width="12.699cm" svg:height="8.466cm" svg:x="7.62cm" svg:y="10.16cm">
          <draw:image xlink:href="Pictures/10000000000001E000000140F96F3092.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4"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Adding checkboxes and radiobuttons</text:p>
                <text:list>
                  <text:list-item>
                    <text:list>
                      <text:list-item>
                        <text:p>SetMultiChoiceItems() to list a multiple choiceitems</text:p>
                      </text:list-item>
                      <text:list-item>
                        <text:p>SetSingleChoiceItems() to list single-choice items</text:p>
                      </text:list-item>
                      <text:list-item>
                        <text:p>-1 indicates no default item will be selected</text:p>
                      </text:list-item>
                    </text:list>
                  </text:list-item>
                </text:list>
                <text:p/>
              </text:list-item>
            </text:list>
          </draw:text-box>
        </draw:frame>
        <draw:frame draw:style-name="gr4" draw:layer="layout" svg:width="27.091cm" svg:height="14.309cm" svg:x="1.905cm" svg:y="6.011cm">
          <draw:text-box>
            <text:p>final String[] countries = { "China", "Indian", "Russia", "Korea", "U.S" };</text:p>
            <text:p/>
            <text:p>AlertDialog.Builder builder = new AlertDialog.Builder(this);</text:p>
            <text:p>builder.setTitle("Select a country");</text:p>
            <text:p>builder.setSingleChoiceItems(countries, -1, new DialogInterface.OnClickListener()</text:p>
            <text:p>{</text:p>
            <text:p>public void onClick(DialogInterface dialog, int item)</text:p>
            <text:p>{</text:p>
            <text:p>Toast.makeText(TestAlertDialogWithAListOfSingleItems.this, countries[item], Toast.LENGTH_SHORT).show();</text:p>
            <text:p>}</text:p>
            <text:p>});</text:p>
            <text:p>builder.create().show();</text:p>
            <text:p/>
          </draw:text-box>
        </draw:frame>
        <draw:frame draw:style-name="gr2" draw:text-style-name="P2" draw:layer="layout" svg:width="12.699cm" svg:height="8.466cm" svg:x="13.97cm" svg:y="12.534cm">
          <draw:image xlink:href="Pictures/10000000000001E000000140622E74E1.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
        <draw:frame presentation:style-name="pr1" draw:text-style-name="P1" draw:layer="layout" svg:width="25.199cm" svg:height="3.473cm" svg:x="1.27cm" svg:y="0cm" presentation:class="title" presentation:user-transformed="true">
          <draw:text-box>
            <text:p><text:span text:style-name="T1">Remember those Ajax preloaders, we have it in Android too.</text:span></text:p>
          </draw:text-box>
        </draw:frame>
        <draw:frame presentation:style-name="pr11" draw:layer="layout" svg:width="25.199cm" svg:height="16.51cm" svg:x="1.471cm" svg:y="3.81cm" presentation:class="outline" presentation:user-transformed="true">
          <draw:text-box>
            <text:list text:style-name="L2">
              <text:list-item>
                <text:p>ProgressDialog – which is a extension of the AlertDialog that can display a progress animation like a spinning wheel.</text:p>
                <text:list>
                  <text:list-item>
                    <text:list>
                      <text:list-item>
                        <text:p>Construct with ProgressDialog dialog = ProgressDialog.show(context, "", </text:p>
                        <text:p><text:s text:c="24"/>"Loading. Please wait...", true);</text:p>
                      </text:list-item>
                    </text:list>
                  </text:list-item>
                </text:list>
              </text:list-item>
              <text:list-item>
                <text:p><text:span text:style-name="T4">Progress bar – shows the progression with an animated progress bar: like those window installers have</text:span></text:p>
                <text:list>
                  <text:list-item>
                    <text:list>
                      <text:list-item>
                        <text:p><text:span text:style-name="T5">The same process as we did for progress dialog but we need to set another style to the progress style, by calling setProgressStyle()</text:span></text:p>
                      </text:list-item>
                      <text:list-item>
                        <text:p><text:span text:style-name="T6">You can increment the amount of progress displayed in the bar by calling either setProgress() or incrementProgressBy() methods respectively</text:span></text:p>
                      </text:list-item>
                    </text:list>
                  </text:list-item>
                </text:list>
              </text:list-item>
            </text:list>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
        <draw:frame draw:style-name="gr2" draw:text-style-name="P2" draw:layer="layout" svg:width="8.466cm" svg:height="12.699cm" svg:x="2.964cm" svg:y="3.811cm">
          <draw:image xlink:href="Pictures/1000000000000140000001E0FE20425D.png" xlink:type="simple" xlink:show="embed" xlink:actuate="onLoad">
            <text:p/>
          </draw:image>
        </draw:frame>
        <draw:frame draw:style-name="gr2" draw:text-style-name="P2" draw:layer="layout" svg:width="8.466cm" svg:height="12.699cm" svg:x="11.854cm" svg:y="3.811cm">
          <draw:image xlink:href="Pictures/1000000000000140000001E000FED9C5.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4"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
        <draw:frame presentation:style-name="pr6" draw:layer="layout" svg:width="25.199cm" svg:height="19.685cm" svg:x="1.471cm" svg:y="0.635cm" presentation:class="outline" presentation:user-transformed="true">
          <draw:text-box>
            <text:list text:style-name="L2">
              <text:list-header>
                <text:p><text:span text:style-name="T1">I know you want something personalized</text:span></text:p>
              </text:list-header>
              <text:list-item>
                <text:p>Customized Dialog – means not using default dialog look provided by Android. You can create your own by defining a layout suits your need and apply it for dialog window. You can apply it by calling setContextView() and pass it the layout <text:s/>resource ID</text:p>
              </text:list-item>
            </text:list>
          </draw:text-box>
        </draw:frame>
        <draw:frame draw:style-name="gr2" draw:text-style-name="P2" draw:layer="layout" svg:width="12.699cm" svg:height="8.466cm" svg:x="7.62cm" svg:y="10.795cm">
          <draw:image xlink:href="Pictures/10000000000001E000000140616316DD.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4"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1">
        <draw:frame presentation:style-name="pr1" draw:text-style-name="P1" draw:layer="layout" svg:width="25.199cm" svg:height="3.473cm" svg:x="1.471cm" svg:y="0cm" presentation:class="title" presentation:user-transformed="true">
          <draw:text-box>
            <text:p><text:span text:style-name="T1">The progress bar is not updating, how to make it work?</text:span></text:p>
          </draw:text-box>
        </draw:frame>
        <draw:frame presentation:style-name="pr12" draw:layer="layout" svg:width="25.199cm" svg:height="17.145cm" svg:x="1.4cm" svg:y="3.175cm" presentation:class="outline" presentation:user-transformed="true">
          <draw:text-box>
            <text:list text:style-name="L2">
              <text:list-item>
                <text:p>Android main UI thread, this is your only resource to deal with UI changes. Your code needs some sort of coordination with the UI thread and let the UI thread do the job for you, and you cannot just use your own thread to do UI modifications. Android doesn't allow you to do so.</text:p>
              </text:list-item>
              <text:list-item>
                <text:p>UI modifications means adding new widgets to the activity, modify existing widgets, remove widgets from an activity.</text:p>
              </text:list-item>
            </text:list>
          </draw:text-box>
        </draw:frame>
        <presentation:notes draw:style-name="dp2">
          <draw:page-thumbnail draw:style-name="gr1" draw:layer="layout" svg:width="13.968cm" svg:height="10.476cm" svg:x="3.81cm" svg:y="2.123cm" draw:page-number="15" presentation:class="page"/>
          <draw:frame presentation:style-name="pr4"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1">
        <draw:frame presentation:style-name="pr6" draw:layer="layout" svg:width="25.199cm" svg:height="20.046cm" svg:x="1.27cm" svg:y="0cm" presentation:class="outline" presentation:user-transformed="true">
          <draw:text-box>
            <text:list text:style-name="L2">
              <text:list-item>
                <text:p>Handlers – handler does its job on the main UI thread, so you can communicate with handler to do all UI work on behalf of you. Using handler you can offload work to child threads and retain the responsiveness of the main activity.</text:p>
              </text:list-item>
              <text:list-item>
                <text:p>What we need to do is create an Handler instance per activity class and communicate with it in either of the following two ways:</text:p>
                <text:list>
                  <text:list-item>
                    <text:list>
                      <text:list-item>
                        <text:p>Messaging – by sending messages to a queue</text:p>
                      </text:list-item>
                      <text:list-item>
                        <text:p>Runnable – write an runnable class and pass it to the handler object</text:p>
                      </text:list-item>
                    </text:list>
                  </text:list-item>
                </text:list>
              </text:list-item>
              <text:list-item>
                <text:p><text:span text:style-name="T7">Messages – in order to handle messages, you will have to implement handleMessage() method inside your handler class. Any UI related operations should come here. Try to minimize UI work, as handleMessage() is running, other threads are blocked</text:span></text:p>
              </text:list-item>
            </text:list>
          </draw:text-box>
        </draw:frame>
        <presentation:notes draw:style-name="dp2">
          <draw:page-thumbnail draw:style-name="gr1" draw:layer="layout" svg:width="13.968cm" svg:height="10.476cm" svg:x="3.81cm" svg:y="2.123cm" draw:page-number="16" presentation:class="page"/>
          <draw:frame presentation:style-name="pr4"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1">
        <draw:frame presentation:style-name="pr1" draw:text-style-name="P1" draw:layer="layout" svg:width="25.199cm" svg:height="3.256cm" svg:x="1.27cm" svg:y="-0.635cm" presentation:class="title" presentation:user-transformed="true">
          <draw:text-box>
            <text:p><text:span text:style-name="T1">Messages continued</text:span></text:p>
          </draw:text-box>
        </draw:frame>
        <draw:frame presentation:style-name="pr2" draw:layer="layout" svg:width="25.199cm" svg:height="19.225cm" svg:x="1.4cm" svg:y="1.905cm" presentation:class="outline" presentation:user-transformed="true">
          <draw:text-box>
            <text:list text:style-name="L2">
              <text:list-item>
                <text:p>Get an instance of message by calling obtainMessage() on handler, an message instance will be returned from handler's message queue</text:p>
              </text:list-item>
              <text:list-item>
                <text:p>Then send message to handler's message queue by calling one of the sendMessagexxxx() methods</text:p>
              </text:list-item>
              <text:list-item>
                <text:p>You can carry data with message to handler's onMessage() by saving your data to a bundle and assign the bundle to the message</text:p>
              </text:list-item>
              <text:list-item>
                <text:p>You can do your UI thingy in onMessage() method, now it's safe because it's inside handler, which can safely communicate with UI thread.</text:p>
              </text:list-item>
            </text:list>
          </draw:text-box>
        </draw:frame>
        <presentation:notes draw:style-name="dp2">
          <draw:page-thumbnail draw:style-name="gr1" draw:layer="layout" svg:width="13.968cm" svg:height="10.476cm" svg:x="3.81cm" svg:y="2.123cm" draw:page-number="17" presentation:class="page"/>
          <draw:frame presentation:style-name="pr4"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0">
        <draw:frame presentation:style-name="pr1" draw:text-style-name="P1" draw:layer="layout" svg:width="25.199cm" svg:height="3.256cm" svg:x="1.471cm" svg:y="-0.635cm" presentation:class="title" presentation:user-transformed="true">
          <draw:text-box>
            <text:p><text:span text:style-name="T1">Working progress bar</text:span></text:p>
          </draw:text-box>
        </draw:frame>
        <draw:frame draw:style-name="gr2" draw:text-style-name="P2" draw:layer="layout" svg:width="8.466cm" svg:height="12.699cm" svg:x="1.059cm" svg:y="3.176cm">
          <draw:image xlink:href="Pictures/1000000000000140000001E0B2798164.png" xlink:type="simple" xlink:show="embed" xlink:actuate="onLoad">
            <text:p/>
          </draw:image>
        </draw:frame>
        <draw:frame draw:style-name="gr2" draw:text-style-name="P2" draw:layer="layout" svg:width="8.466cm" svg:height="12.699cm" svg:x="9.949cm" svg:y="3.175cm">
          <draw:image xlink:href="Pictures/1000000000000140000001E0B85932A3.png" xlink:type="simple" xlink:show="embed" xlink:actuate="onLoad">
            <text:p/>
          </draw:image>
        </draw:frame>
        <draw:frame draw:style-name="gr2" draw:text-style-name="P2" draw:layer="layout" svg:width="8.466cm" svg:height="12.699cm" svg:x="18.839cm" svg:y="3.176cm">
          <draw:image xlink:href="Pictures/1000000000000140000001E0AA713F7B.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4"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1">
        <draw:frame presentation:style-name="pr7" draw:text-style-name="P1" draw:layer="layout" svg:width="25.199cm" svg:height="3.507cm" svg:x="1.471cm" svg:y="0cm" presentation:class="title" presentation:user-transformed="true">
          <draw:text-box>
            <text:p><text:span text:style-name="T1">Is there an alternative way to update progress bar?</text:span></text:p>
          </draw:text-box>
        </draw:frame>
        <draw:frame presentation:style-name="pr11" draw:layer="layout" svg:width="25.199cm" svg:height="16.51cm" svg:x="1.4cm" svg:y="3.81cm" presentation:class="outline" presentation:user-transformed="true">
          <draw:text-box>
            <text:list text:style-name="L2">
              <text:list-item>
                <text:p>Using runnable is another way to achieve same kind of thing, if you don't like to implement onMessage() method on Handler</text:p>
              </text:list-item>
              <text:list-item>
                <text:p>Implement an old school Runnable, then pass it along to handler class, handler class <text:s/>then runs the runnables for you on the main UI thread.</text:p>
              </text:list-item>
              <text:list-item>
                <text:p>Push to runnable to event queue by using one of the handlers' postxxxx() methods</text:p>
              </text:list-item>
            </text:list>
          </draw:text-box>
        </draw:frame>
        <presentation:notes draw:style-name="dp2">
          <draw:page-thumbnail draw:style-name="gr1" draw:layer="layout" svg:width="13.968cm" svg:height="10.476cm" svg:x="3.81cm" svg:y="2.123cm" draw:page-number="19" presentation:class="page"/>
          <draw:frame presentation:style-name="pr4"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1">
        <draw:frame presentation:style-name="pr1" draw:text-style-name="P1" draw:layer="layout" svg:width="25.199cm" svg:height="3.473cm" svg:x="1.4cm" svg:y="0.854cm" presentation:class="title" presentation:user-transformed="true">
          <draw:text-box>
            <text:p><text:span text:style-name="T1">Another alternative without using threads and/or handers</text:span></text:p>
          </draw:text-box>
        </draw:frame>
        <draw:frame presentation:style-name="pr8" draw:layer="layout" svg:width="25.199cm" svg:height="16.327cm" svg:x="1.4cm" svg:y="4.914cm" presentation:class="outline" presentation:user-transformed="true">
          <draw:text-box>
            <text:list text:style-name="L2">
              <text:list-item>
                <text:p>AsyncTask enables proper and easy use of the UI thread. This class allows to perform background operations and publish results on the UI thread.</text:p>
              </text:list-item>
              <text:list-item>
                <text:p>The computation runs on a background thread, and it constantly pushes back to the UI <text:s/>thread.</text:p>
              </text:list-item>
              <text:list-item>
                <text:p>4 steps, </text:p>
                <text:list>
                  <text:list-item>
                    <text:list>
                      <text:list-item>
                        <text:p>Step 1 <text:s/>onPreExecute() <text:s/>executed on UI right after task starts</text:p>
                      </text:list-item>
                      <text:list-item>
                        <text:p>Step 2 doInBackground() <text:s/>executes after onPreExecute() returns, heavy computation happens here, can report progress by publishProgress(), values can be captured in onProgressUpdate() step in the UI thread</text:p>
                      </text:list-item>
                    </text:list>
                  </text:list-item>
                </text:list>
              </text:list-item>
            </text:list>
          </draw:text-box>
        </draw:frame>
        <presentation:notes draw:style-name="dp2">
          <draw:page-thumbnail draw:style-name="gr1" draw:layer="layout" svg:width="13.968cm" svg:height="10.476cm" svg:x="3.81cm" svg:y="2.123cm" draw:page-number="20" presentation:class="page"/>
          <draw:frame presentation:style-name="pr4"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1T1">
        <draw:frame presentation:style-name="pr13" draw:layer="layout" svg:width="25.199cm" svg:height="19.05cm" svg:x="1.471cm" svg:y="2.54cm" presentation:class="outline" presentation:user-transformed="true">
          <draw:text-box>
            <text:list text:style-name="L2">
              <text:list-item>
                <text:list>
                  <text:list-item>
                    <text:list>
                      <text:list-item>
                        <text:p>Step 3 onProgressUpdate() executed after invocation of onProgressUpdate(),</text:p>
                      </text:list-item>
                      <text:list-item>
                        <text:p>Step 4 onPostExecute() <text:s/>after doInBackground() finishes its work.</text:p>
                      </text:list-item>
                      <text:list-item>
                        <text:p>onPreExecute(), onPostExecute() and onProgressUpdate() are all invoked on the UI thread,The value returned by doInBackground() is sent to onPostExecute(),You can call publishProgress() at anytime in doInBackground() to execute onProgressUpdate() on the UI thread <text:s/></text:p>
                      </text:list-item>
                    </text:list>
                  </text:list-item>
                </text:list>
              </text:list-item>
              <text:list-item>
                <text:p>Cautions when use AsyncTask</text:p>
                <text:list>
                  <text:list-item>
                    <text:list>
                      <text:list-item>
                        <text:p>Task must be declared in UI thread</text:p>
                      </text:list-item>
                      <text:list-item>
                        <text:p>Execute() must be called in UI thread</text:p>
                      </text:list-item>
                      <text:list-item>
                        <text:p>Methods in the above 4 steps cannot be called manually</text:p>
                      </text:list-item>
                      <text:list-item>
                        <text:p>Task cannot be reused</text:p>
                      </text:list-item>
                    </text:list>
                  </text:list-item>
                </text:list>
                <text:p/>
              </text:list-item>
            </text:list>
          </draw:text-box>
        </draw:frame>
        <draw:frame presentation:style-name="pr1" draw:text-style-name="P1" draw:layer="layout" svg:width="25.199cm" svg:height="3.256cm" svg:x="1.471cm" svg:y="-0.716cm" presentation:class="title" presentation:user-transformed="true">
          <draw:text-box>
            <text:p><text:span text:style-name="T1">4 steps continued</text:span></text:p>
          </draw:text-box>
        </draw:frame>
        <presentation:notes draw:style-name="dp2">
          <draw:page-thumbnail draw:style-name="gr1" draw:layer="layout" svg:width="13.968cm" svg:height="10.476cm" svg:x="3.81cm" svg:y="2.123cm" draw:page-number="21" presentation:class="page"/>
          <draw:frame presentation:style-name="pr4"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1T1">
        <draw:frame presentation:style-name="pr1" draw:text-style-name="P1" draw:layer="layout" svg:width="25.199cm" svg:height="3.256cm" svg:x="1.471cm" svg:y="-0.716cm" presentation:class="title" presentation:user-transformed="true">
          <draw:text-box>
            <text:list text:style-name="L1">
              <text:list-header>
                <text:p><text:span text:style-name="T1">Rule of thumb for Android UI</text:span></text:p>
              </text:list-header>
            </text:list>
          </draw:text-box>
        </draw:frame>
        <draw:frame presentation:style-name="pr8" draw:layer="layout" svg:width="25.199cm" svg:height="13.609cm" svg:x="1.4cm" svg:y="4.914cm" presentation:class="outline" presentation:user-transformed="true">
          <draw:text-box>
            <text:list text:style-name="L2">
              <text:list-item>
                <text:p><text:span text:style-name="T1">Do not block UI thread, ensure responsiveness</text:span></text:p>
              </text:list-item>
              <text:list-item>
                <text:p><text:span text:style-name="T1">Make sure to access the Android UI toolkit only on the main UI thread </text:span></text:p>
              </text:list-item>
            </text:list>
          </draw:text-box>
        </draw:frame>
        <presentation:notes draw:style-name="dp2">
          <draw:page-thumbnail draw:style-name="gr1" draw:layer="layout" svg:width="13.968cm" svg:height="10.476cm" svg:x="3.81cm" svg:y="2.123cm" draw:page-number="22" presentation:class="page"/>
          <draw:frame presentation:style-name="pr4"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1T1">
        <draw:frame presentation:style-name="pr1" draw:text-style-name="P1" draw:layer="layout" svg:width="25.199cm" svg:height="3.256cm" svg:x="1.471cm" svg:y="-0.716cm" presentation:class="title" presentation:user-transformed="true">
          <draw:text-box>
            <text:p><text:span text:style-name="T1">What's your preference</text:span></text:p>
          </draw:text-box>
        </draw:frame>
        <draw:frame presentation:style-name="pr5" draw:layer="layout" svg:width="27.305cm" svg:height="18.547cm" svg:x="0cm" svg:y="1.805cm" presentation:class="outline" presentation:user-transformed="true">
          <draw:text-box>
            <text:list text:style-name="L2">
              <text:list-item>
                <text:p>Your app should allow user to have their own preferences, things like, do you want to play the game in full-screen mode, turn the music on once the app launches, etc...</text:p>
              </text:list-item>
              <text:list-item>
                <text:p>Using <text:s/>Shared Preference is one of several ways that Android offers you to save persistent data. Shared preferences store primitive data in key-value pairs</text:p>
              </text:list-item>
              <text:list-item>
                <text:p>How to use them</text:p>
                <text:list>
                  <text:list-item>
                    <text:list>
                      <text:list-item>
                        <text:p><text:span text:style-name="T8">Editor you need an editor to read and write data, get an editor instance by calling SharedPreferences.edit()</text:span></text:p>
                      </text:list-item>
                      <text:list-item>
                        <text:p><text:span text:style-name="T8">Read by calling readBoolean() and/or readString()</text:span></text:p>
                      </text:list-item>
                      <text:list-item>
                        <text:p><text:span text:style-name="T8">Write by calling writeBoolean() and/or writeString()</text:span></text:p>
                      </text:list-item>
                      <text:list-item>
                        <text:p><text:span text:style-name="T8">Once write, don't forget to commit by calling commit() on editor, all changes you committed, will be seen immediately by other components</text:span></text:p>
                      </text:list-item>
                    </text:list>
                  </text:list-item>
                </text:list>
              </text:list-item>
            </text:list>
          </draw:text-box>
        </draw:frame>
        <presentation:notes draw:style-name="dp2">
          <draw:page-thumbnail draw:style-name="gr1" draw:layer="layout" svg:width="13.968cm" svg:height="10.476cm" svg:x="3.81cm" svg:y="2.123cm" draw:page-number="23" presentation:class="page"/>
          <draw:frame presentation:style-name="pr4"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1T1">
        <draw:frame presentation:style-name="pr6" draw:layer="layout" svg:width="25.199cm" svg:height="20.459cm" svg:x="1.4cm" svg:y="0.235cm" presentation:class="outline" presentation:user-transformed="true">
          <draw:text-box>
            <text:list text:style-name="L2">
              <text:list-item>
                <text:p>Acquire preferences</text:p>
                <text:list>
                  <text:list-item>
                    <text:list>
                      <text:list-item>
                        <text:p>GetReferences() returns activity-level preferences</text:p>
                      </text:list-item>
                      <text:list-item>
                        <text:p>GetSharedPreferences() returns application-level prefererences</text:p>
                      </text:list-item>
                      <text:list-item>
                        <text:p>GetDefaultSharedPreferences() returns Android framework level preferences</text:p>
                      </text:list-item>
                    </text:list>
                  </text:list-item>
                </text:list>
              </text:list-item>
              <text:list-item>
                <text:p>Let the framework automatically persist preferences for us</text:p>
                <text:list>
                  <text:list-item>
                    <text:list>
                      <text:list-item>
                        <text:p>PreferenceActivity provides user activity framework to keep track of preferences, it automatically saves preferences to SharedPreferences as the user interacts with them</text:p>
                      </text:list-item>
                      <text:list-item>
                        <text:p>Call getDefaultSharedPrefereces(android.content.Context) with a context(activity) to get an instance of SharedPreferences</text:p>
                      </text:list-item>
                      <text:list-item>
                        <text:p>Use XML to define your preferences layout, and add it to res/xml/ give it an arbitrary name and xml as suffix</text:p>
                      </text:list-item>
                    </text:list>
                  </text:list-item>
                </text:list>
              </text:list-item>
            </text:list>
          </draw:text-box>
        </draw:frame>
        <presentation:notes draw:style-name="dp2">
          <draw:page-thumbnail draw:style-name="gr1" draw:layer="layout" svg:width="13.968cm" svg:height="10.476cm" svg:x="3.81cm" svg:y="2.123cm" draw:page-number="24" presentation:class="page"/>
          <draw:frame presentation:style-name="pr4"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1T1">
        <draw:frame presentation:style-name="pr14" draw:layer="layout" svg:width="25.199cm" svg:height="21.224cm" svg:x="1.4cm" svg:y="0cm" presentation:class="outline" presentation:user-transformed="true">
          <draw:text-box>
            <text:list text:style-name="L2">
              <text:list-item>
                <text:p>All the data will be stored in SharedPreferences by Android</text:p>
              </text:list-item>
              <text:list-item>
                <text:p>Types of preference supported by Android</text:p>
                <text:list>
                  <text:list-item>
                    <text:list>
                      <text:list-item>
                        <text:p>CheckBoxPreference provides checkbox widget functionality, stores boolean value</text:p>
                      </text:list-item>
                      <text:list-item>
                        <text:p>DialogPreference a dialog-based preference, stores string</text:p>
                      </text:list-item>
                      <text:list-item>
                        <text:p>EditTextPreference text editor type of preference, stores string</text:p>
                      </text:list-item>
                      <text:list-item>
                        <text:p>ListPreference displays a list of entries as dialog, stores string</text:p>
                      </text:list-item>
                      <text:list-item>
                        <text:p>RingtonePreference a preference which allows user to choose a ringtone from the device, stores string</text:p>
                      </text:list-item>
                    </text:list>
                  </text:list-item>
                </text:list>
              </text:list-item>
              <text:list-item>
                <text:p><text:span text:style-name="T7">XML allows easier creation of a hierarchy of preferences, PreferenceScreen is the root element in the xml, it represents a PreferenceScreen object, nested PreferenceScreens are allowed, which means these scressn will be displayed in a different screen</text:span></text:p>
              </text:list-item>
            </text:list>
          </draw:text-box>
        </draw:frame>
        <presentation:notes draw:style-name="dp2">
          <draw:page-thumbnail draw:style-name="gr1" draw:layer="layout" svg:width="13.968cm" svg:height="10.476cm" svg:x="3.81cm" svg:y="2.123cm" draw:page-number="25" presentation:class="page"/>
          <draw:frame presentation:style-name="pr4"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1T1">
        <draw:frame presentation:style-name="pr14" draw:layer="layout" svg:width="25.199cm" svg:height="20.955cm" svg:x="1.4cm" svg:y="0cm" presentation:class="outline" presentation:user-transformed="true">
          <draw:text-box>
            <text:list text:style-name="L2">
              <text:list-item>
                <text:p>You <text:s/>can group preferences by introducing PreferenceCategory to wrap around preferences that belongs to the same group</text:p>
                <text:p/>
              </text:list-item>
            </text:list>
          </draw:text-box>
        </draw:frame>
        <draw:frame draw:style-name="gr5" draw:layer="layout" svg:width="22.656cm" svg:height="21.911cm" svg:x="2.744cm" svg:y="3.81cm">
          <draw:text-box>
            <text:p>&lt;PreferenceScreen</text:p>
            <text:p><text:s text:c="8"/>xmlns:android="http://schemas.android.com/apk/res/android"</text:p>
            <text:p><text:s text:c="8"/>android:key="first"&gt;</text:p>
            <text:p><text:s text:c="4"/>&lt;CheckBoxPreference</text:p>
            <text:p><text:s text:c="12"/>android:key="locale"</text:p>
            <text:p><text:s text:c="12"/>android:title="Chinese" /&gt;</text:p>
            <text:p><text:s text:c="4"/>&lt;PreferenceScreen</text:p>
            <text:p><text:s text:c="12"/>android:key="second"</text:p>
            <text:p><text:s text:c="12"/>android:title="Locale settings"&gt;</text:p>
            <text:p><text:s text:c="8"/>&lt;CheckBoxPreference</text:p>
            <text:p><text:s text:c="16"/>android:key="prefer English"</text:p>
            <text:p><text:s text:c="16"/>android:title="Prefer English" /&gt;</text:p>
            <text:p><text:s text:c="4"/>&lt;/PreferenceScreen&gt;</text:p>
            <text:p/>
            <text:p>&lt;PreferenceCategory android:title="category"&gt;</text:p>
            <text:p>&lt;CheckBoxPreference</text:p>
            <text:p>android:key="musicPref"</text:p>
            <text:p>android:title="music_title"</text:p>
            <text:p>android:summary="music_summary"</text:p>
            <text:p>android:defaultValue="true"/&gt;</text:p>
            <text:p>&lt;/PreferenceCategory&gt;</text:p>
            <text:p>&lt;/PreferenceScreen&gt;</text:p>
            <text:p/>
          </draw:text-box>
        </draw:frame>
        <presentation:notes draw:style-name="dp2">
          <draw:page-thumbnail draw:style-name="gr1" draw:layer="layout" svg:width="13.968cm" svg:height="10.476cm" svg:x="3.81cm" svg:y="2.123cm" draw:page-number="26" presentation:class="page"/>
          <draw:frame presentation:style-name="pr4"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1T1">
        <draw:frame draw:style-name="gr2" draw:text-style-name="P2" draw:layer="layout" svg:width="8.466cm" svg:height="12.699cm" svg:x="1.27cm" svg:y="3.81cm">
          <draw:image xlink:href="Pictures/1000000000000140000001E0FBE242F4.png" xlink:type="simple" xlink:show="embed" xlink:actuate="onLoad">
            <text:p/>
          </draw:image>
        </draw:frame>
        <draw:frame draw:style-name="gr2" draw:text-style-name="P2" draw:layer="layout" svg:width="8.466cm" svg:height="12.699cm" svg:x="10.16cm" svg:y="3.81cm">
          <draw:image xlink:href="Pictures/1000000000000140000001E0721EBA4B.png" xlink:type="simple" xlink:show="embed" xlink:actuate="onLoad">
            <text:p/>
          </draw:image>
        </draw:frame>
        <draw:frame draw:style-name="gr2" draw:text-style-name="P2" draw:layer="layout" svg:width="8.466cm" svg:height="12.699cm" svg:x="19.05cm" svg:y="3.811cm">
          <draw:image xlink:href="Pictures/1000000000000140000001E027BF16E7.png" xlink:type="simple" xlink:show="embed" xlink:actuate="onLoad">
            <text:p/>
          </draw:image>
        </draw:frame>
        <presentation:notes draw:style-name="dp2">
          <draw:page-thumbnail draw:style-name="gr1" draw:layer="layout" svg:width="13.968cm" svg:height="10.476cm" svg:x="3.81cm" svg:y="2.123cm" draw:page-number="27" presentation:class="page"/>
          <draw:frame presentation:style-name="pr4"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1T1">
        <draw:frame draw:style-name="gr2" draw:text-style-name="P2" draw:layer="layout" svg:width="8.466cm" svg:height="12.699cm" svg:x="0cm" svg:y="0.001cm">
          <draw:image xlink:href="Pictures/1000000000000140000001E0C184798A.png" xlink:type="simple" xlink:show="embed" xlink:actuate="onLoad">
            <text:p/>
          </draw:image>
        </draw:frame>
        <draw:frame draw:style-name="gr2" draw:text-style-name="P2" draw:layer="layout" svg:width="8.466cm" svg:height="12.699cm" svg:x="9.525cm" svg:y="0.001cm">
          <draw:image xlink:href="Pictures/1000000000000140000001E06D3936A5.png" xlink:type="simple" xlink:show="embed" xlink:actuate="onLoad">
            <text:p/>
          </draw:image>
        </draw:frame>
        <draw:frame draw:style-name="gr2" draw:text-style-name="P2" draw:layer="layout" svg:width="8.466cm" svg:height="12.699cm" svg:x="18.839cm" svg:y="0cm">
          <draw:image xlink:href="Pictures/1000000000000140000001E011B983CE.png" xlink:type="simple" xlink:show="embed" xlink:actuate="onLoad">
            <text:p/>
          </draw:image>
        </draw:frame>
        <draw:frame draw:style-name="gr2" draw:text-style-name="P2" draw:layer="layout" svg:width="11.498cm" svg:height="7.665cm" svg:x="7.552cm" svg:y="13.09cm">
          <draw:image xlink:href="Pictures/10000000000001E0000001407A827D89.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4"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Use File System</text:span></text:p>
          </draw:text-box>
        </draw:frame>
        <draw:frame presentation:style-name="pr2" draw:layer="layout" svg:width="25.199cm" svg:height="19.159cm" svg:x="1.4cm" svg:y="1.905cm" presentation:class="outline" presentation:user-transformed="true">
          <draw:text-box>
            <text:list text:style-name="L2">
              <text:list-item>
                <text:p>Files created by your application can be saved on the device's internal storage.</text:p>
              </text:list-item>
              <text:list-item>
                <text:p>Visibility of files – files are only visible in your application, other applications and even the user himself cannot view it. Files will be removed when application are uninstalled.</text:p>
              </text:list-item>
              <text:list-item>
                <text:p>How to use it</text:p>
                <text:list>
                  <text:list-item>
                    <text:list>
                      <text:list-item>
                        <text:p>Call openFileOut() to get a FileOutPutStream</text:p>
                      </text:list-item>
                      <text:list-item>
                        <text:p>Read or Write from/to the file with read() and/or write()</text:p>
                      </text:list-item>
                      <text:list-item>
                        <text:p>Close() to release the stream when done</text:p>
                      </text:list-item>
                    </text:list>
                  </text:list-item>
                </text:list>
              </text:list-item>
              <text:list-item>
                <text:p>Keep in mind openFileOut() doesn't support path, you should only give a file name. Our example the file is saved at data/data/test.hello.world/files/file.txt</text:p>
              </text:list-item>
            </text:list>
          </draw:text-box>
        </draw:frame>
        <presentation:notes draw:style-name="dp2">
          <draw:page-thumbnail draw:style-name="gr1" draw:layer="layout" svg:width="13.968cm" svg:height="10.476cm" svg:x="3.81cm" svg:y="2.123cm" draw:page-number="29" presentation:class="page"/>
          <draw:frame presentation:style-name="pr4"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1T1">
        <draw:frame draw:style-name="gr2" draw:text-style-name="P2" draw:layer="layout" svg:width="8.466cm" svg:height="12.699cm" svg:x="4.34cm" svg:y="3.576cm">
          <draw:image xlink:href="Pictures/1000000000000140000001E0112EDCA6.png" xlink:type="simple" xlink:show="embed" xlink:actuate="onLoad">
            <text:p/>
          </draw:image>
        </draw:frame>
        <draw:frame draw:style-name="gr2" draw:text-style-name="P2" draw:layer="layout" svg:width="8.466cm" svg:height="12.699cm" svg:x="14.924cm" svg:y="3.575cm">
          <draw:image xlink:href="Pictures/1000000000000140000001E0E5D018A3.png" xlink:type="simple" xlink:show="embed" xlink:actuate="onLoad">
            <text:p/>
          </draw:image>
        </draw:frame>
        <presentation:notes draw:style-name="dp2">
          <draw:page-thumbnail draw:style-name="gr1" draw:layer="layout" svg:width="13.968cm" svg:height="10.476cm" svg:x="3.81cm" svg:y="2.123cm" draw:page-number="30" presentation:class="page"/>
          <draw:frame presentation:style-name="pr4"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1T1">
        <draw:frame presentation:style-name="pr10" draw:layer="layout" svg:width="25.199cm" svg:height="18.415cm" svg:x="1.4cm" svg:y="1.905cm" presentation:class="outline" presentation:user-transformed="true">
          <draw:text-box>
            <text:list text:style-name="L2">
              <text:list-item>
                <text:p>If you need some static list of data, that you don't want to hard code those in Java, you can separate them and write them in a file and put them under res/raw/ foler</text:p>
              </text:list-item>
              <text:list-item>
                <text:p>Apk file will include them and ship them along with the application.</text:p>
              </text:list-item>
              <text:list-item>
                <text:p>The files are saved under res/raw/ are read only , you cannot write/delete them.</text:p>
              </text:list-item>
              <text:list-item>
                <text:p>How to read it</text:p>
                <text:list>
                  <text:list-item>
                    <text:list>
                      <text:list-item>
                        <text:p>Call openRawResource() passing the R.raw.fileName resource ID on Resource object, then you can readline() through all the contents in the file</text:p>
                      </text:list-item>
                      <text:list-item>
                        <text:p>Other using methods, getFilesDir(), getDir(), fileList() and deleteFile()</text:p>
                      </text:list-item>
                    </text:list>
                  </text:list-item>
                </text:list>
              </text:list-item>
            </text:list>
          </draw:text-box>
        </draw:frame>
        <draw:frame presentation:style-name="pr15" draw:text-style-name="P1" draw:layer="layout" svg:width="25.199cm" svg:height="4.853cm" svg:x="1.471cm" svg:y="-1.678cm" presentation:class="title" presentation:user-transformed="true">
          <draw:text-box>
            <text:p><text:span text:style-name="T1">ROF a.k.a read only files</text:span></text:p>
          </draw:text-box>
        </draw:frame>
        <presentation:notes draw:style-name="dp2">
          <draw:page-thumbnail draw:style-name="gr1" draw:layer="layout" svg:width="13.968cm" svg:height="10.476cm" svg:x="3.81cm" svg:y="2.123cm" draw:page-number="31" presentation:class="page"/>
          <draw:frame presentation:style-name="pr4"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Countries.txt</text:p>
              </text:list-item>
            </text:list>
          </draw:text-box>
        </draw:frame>
        <draw:frame draw:style-name="gr6" draw:layer="layout" svg:width="2.54cm" svg:height="5.08cm" svg:x="3.175cm" svg:y="1.905cm">
          <draw:text-box>
            <text:p>China</text:p>
            <text:p>Indian</text:p>
            <text:p>Russia</text:p>
            <text:p>Japan</text:p>
            <text:p>Korea</text:p>
            <text:p/>
          </draw:text-box>
        </draw:frame>
        <draw:frame draw:style-name="gr7" draw:text-style-name="P4" draw:layer="layout" svg:width="27.911cm" svg:height="20.979cm" svg:x="1.865cm" svg:y="5.691cm">
          <draw:text-box>
            <text:p><text:span text:style-name="T9">private void readFile()</text:span></text:p>
            <text:p><text:span text:style-name="T9">{</text:span></text:p>
            <text:p><text:span text:style-name="T9">InputStream countriesRaw = getResources().openRawResource(R.raw.countries);</text:span></text:p>
            <text:p><text:span text:style-name="T9">try</text:span></text:p>
            <text:p><text:span text:style-name="T9">{</text:span></text:p>
            <text:p><text:span text:style-name="T9">InputStreamReader inputStreamReader = new InputStreamReader(countriesRaw);</text:span></text:p>
            <text:p><text:span text:style-name="T9">BufferedReader bufferedReader = new BufferedReader(inputStreamReader);</text:span></text:p>
            <text:p><text:span text:style-name="T9">String string;</text:span></text:p>
            <text:p><text:span text:style-name="T9">StringBuilder stringBuilder = new StringBuilder();</text:span></text:p>
            <text:p><text:span text:style-name="T9">while ((string = bufferedReader.readLine()) != null)</text:span></text:p>
            <text:p><text:span text:style-name="T9">{</text:span></text:p>
            <text:p><text:span text:style-name="T9">stringBuilder.append(string + "\n");</text:span></text:p>
            <text:p><text:span text:style-name="T9">}</text:span></text:p>
            <text:p><text:span text:style-name="T9">countriesRaw.close();</text:span></text:p>
            <text:p><text:span text:style-name="T9">textView.setText(stringBuilder.toString());</text:span></text:p>
            <text:p><text:span text:style-name="T9">}</text:span></text:p>
            <text:p><text:span text:style-name="T9">catch(Exception e)</text:span></text:p>
            <text:p><text:span text:style-name="T9">{</text:span></text:p>
            <text:p><text:span text:style-name="T9">Log.e("", e.getMessage());</text:span></text:p>
            <text:p><text:span text:style-name="T9">}</text:span></text:p>
            <text:p><text:span text:style-name="T9">}</text:span></text:p>
            <text:p><text:span text:style-name="T9"/></text:p>
          </draw:text-box>
        </draw:frame>
        <draw:frame draw:style-name="gr2" draw:text-style-name="P2" draw:layer="layout" svg:width="12.699cm" svg:height="8.466cm" svg:x="13.97cm" svg:y="11.43cm">
          <draw:image xlink:href="Pictures/10000000000001E000000140DCE193F1.png" xlink:type="simple" xlink:show="embed" xlink:actuate="onLoad">
            <text:p/>
          </draw:image>
        </draw:frame>
        <presentation:notes draw:style-name="dp2">
          <draw:page-thumbnail draw:style-name="gr1" draw:layer="layout" svg:width="13.968cm" svg:height="10.476cm" svg:x="3.81cm" svg:y="2.123cm" draw:page-number="32" presentation:class="page"/>
          <draw:frame presentation:style-name="pr4"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Share files</text:span></text:p>
          </draw:text-box>
        </draw:frame>
        <draw:frame presentation:style-name="pr2" draw:layer="layout" svg:width="25.199cm" svg:height="20.075cm" svg:x="1.4cm" svg:y="1.905cm" presentation:class="outline" presentation:user-transformed="true">
          <draw:text-box>
            <text:list text:style-name="L2">
              <text:list-item>
                <text:p>You can save files to public folders so that they can be used by other applications, and when your application is deleted, the files will be preserved.</text:p>
              </text:list-item>
              <text:list-item>
                <text:p>Public folders</text:p>
                <text:list>
                  <text:list-item>
                    <text:list>
                      <text:list-item>
                        <text:p>Alarms/</text:p>
                      </text:list-item>
                      <text:list-item>
                        <text:p>Download/</text:p>
                      </text:list-item>
                      <text:list-item>
                        <text:p>Music/</text:p>
                      </text:list-item>
                      <text:list-item>
                        <text:p>Movies/</text:p>
                      </text:list-item>
                      <text:list-item>
                        <text:p>Notifications</text:p>
                      </text:list-item>
                      <text:list-item>
                        <text:p>Podcasts/</text:p>
                      </text:list-item>
                      <text:list-item>
                        <text:p>Ringtones/</text:p>
                      </text:list-item>
                    </text:list>
                  </text:list-item>
                </text:list>
              </text:list-item>
              <text:list-item>
                <text:p><text:span text:style-name="T10">Use getExternalStoragePublicDirectory() passing it the type of public directory you want. For example, DIRECOTY_MUSIC for accessing the Music/ folder</text:span></text:p>
                <text:list>
                  <text:list-item>
                    <text:list>
                      <text:list-header>
                        <text:p/>
                      </text:list-header>
                    </text:list>
                  </text:list-item>
                </text:list>
              </text:list-item>
            </text:list>
          </draw:text-box>
        </draw:frame>
        <presentation:notes draw:style-name="dp2">
          <draw:page-thumbnail draw:style-name="gr1" draw:layer="layout" svg:width="13.968cm" svg:height="10.476cm" svg:x="3.81cm" svg:y="2.123cm" draw:page-number="33" presentation:class="page"/>
          <draw:frame presentation:style-name="pr4"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text:span text:style-name="T1">Database - the light weight way</text:span></text:p>
          </draw:text-box>
        </draw:frame>
        <draw:frame presentation:style-name="pr2" draw:layer="layout" svg:width="25.199cm" svg:height="18.415cm" svg:x="1.4cm" svg:y="1.905cm" presentation:class="outline" presentation:user-transformed="true">
          <draw:text-box>
            <text:list text:style-name="L2">
              <text:list-item>
                <text:p>SQLite is a light weight, and memory efficient emebedded database, which has been used by many projects.</text:p>
              </text:list-item>
              <text:list-item>
                <text:p>Android supports SQLite natively. Android has its own API rather than the heavy weight JDBC API.</text:p>
              </text:list-item>
              <text:list-item>
                <text:p>SQL differs with other SQL-92 compliant version with the following diferences.</text:p>
                <text:list>
                  <text:list-item>
                    <text:list>
                      <text:list-item>
                        <text:p>Type is not enforced</text:p>
                      </text:list-item>
                      <text:list-item>
                        <text:p>Foreign key is not supported</text:p>
                      </text:list-item>
                      <text:list-item>
                        <text:p>No nested transactions, some outer joins aren't supports</text:p>
                      </text:list-item>
                    </text:list>
                  </text:list-item>
                </text:list>
              </text:list-item>
              <text:list-item>
                <text:p>We don't really need those features in Android app</text:p>
              </text:list-item>
            </text:list>
          </draw:text-box>
        </draw:frame>
        <presentation:notes draw:style-name="dp2">
          <draw:page-thumbnail draw:style-name="gr1" draw:layer="layout" svg:width="13.968cm" svg:height="10.476cm" svg:x="3.81cm" svg:y="2.123cm" draw:page-number="34" presentation:class="page"/>
          <draw:frame presentation:style-name="pr4"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1T1">
        <draw:frame presentation:style-name="pr6" draw:layer="layout" svg:width="28cm" svg:height="20.429cm" svg:x="0cm" svg:y="0cm" presentation:class="outline" presentation:user-transformed="true">
          <draw:text-box>
            <text:list text:style-name="L2">
              <text:list-item>
                <text:p>SQLiteOpenHelper – this is the core class we use to do our database specific jobs, like creating tables, queries</text:p>
              </text:list-item>
              <text:list-item>
                <text:p>Databases created by your application will be referenced by name, and it's invisible outside of the application</text:p>
              </text:list-item>
              <text:list-item>
                <text:p>How to create tables</text:p>
                <text:list>
                  <text:list-item>
                    <text:list>
                      <text:list-item>
                        <text:p>Subclass SQLiteOpenHelper and execute SQLite command to create tables, views or triggers in onCreate() method</text:p>
                      </text:list-item>
                      <text:list-item>
                        <text:p>OnUpdate() will be invoked when we modified the database, such table, view or trigger changes</text:p>
                      </text:list-item>
                    </text:list>
                  </text:list-item>
                </text:list>
              </text:list-item>
              <text:list-item>
                <text:p>How to get an database object,</text:p>
                <text:list>
                  <text:list-item>
                    <text:list>
                      <text:list-item>
                        <text:p>You can get a readable database by calling getReadableDatabase() and a writable database by calling getWritableDatabase(), database has various SQLite operations</text:p>
                      </text:list-item>
                      <text:list-item>
                        <text:p><text:span text:style-name="T8">Query() methods allow you to do projections, selections, grouping.etc...</text:span></text:p>
                      </text:list-item>
                    </text:list>
                  </text:list-item>
                </text:list>
              </text:list-item>
            </text:list>
          </draw:text-box>
        </draw:frame>
        <presentation:notes draw:style-name="dp2">
          <draw:page-thumbnail draw:style-name="gr1" draw:layer="layout" svg:width="13.968cm" svg:height="10.476cm" svg:x="3.81cm" svg:y="2.123cm" draw:page-number="35" presentation:class="page"/>
          <draw:frame presentation:style-name="pr4"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1T1">
        <draw:frame presentation:style-name="pr6" draw:layer="layout" svg:width="25.199cm" svg:height="20.669cm" svg:x="1.471cm" svg:y="0cm" presentation:class="outline" presentation:user-transformed="true">
          <draw:text-box>
            <text:list text:style-name="L2">
              <text:list-item>
                <text:p>SQLite query will return a cursor that points to the rows returned from the query. You can iterate through the result set with the cursor.</text:p>
              </text:list-item>
              <text:list-item>
                <text:p>OnCreate() method will be invoked only when the specific database doesn't exist and it will execute only once when the first time it's running on the device. </text:p>
              </text:list-item>
              <text:list-item>
                <text:p>How to upgrade database, once you change your DDL, you want to push the change to the database, you can do so by override onUpdate() methods. This method will be invoked when the version number passed to the constructor changes.</text:p>
              </text:list-item>
              <text:list-item>
                <text:p>Doing CRUDs with database with statements</text:p>
                <text:list>
                  <text:list-item>
                    <text:list>
                      <text:list-item>
                        <text:p>Pass SQL statements to db.execSQL(sql statements); </text:p>
                      </text:list-item>
                    </text:list>
                  </text:list-item>
                </text:list>
              </text:list-item>
            </text:list>
          </draw:text-box>
        </draw:frame>
        <presentation:notes draw:style-name="dp2">
          <draw:page-thumbnail draw:style-name="gr1" draw:layer="layout" svg:width="13.968cm" svg:height="10.476cm" svg:x="3.81cm" svg:y="2.123cm" draw:page-number="36" presentation:class="page"/>
          <draw:frame presentation:style-name="pr4" draw:layer="layout" svg:width="17.271cm" svg:height="12.322cm" svg:x="2.159cm" svg:y="13.271cm" presentation:class="notes" presentation:placeholder="true">
            <draw:text-box/>
          </draw:frame>
        </presentation:notes>
      </draw:page>
      <draw:page draw:name="page37" draw:style-name="dp1" draw:master-page-name="Default" presentation:presentation-page-layout-name="AL1T1">
        <draw:frame presentation:style-name="pr10" draw:layer="layout" svg:width="25.199cm" svg:height="18.415cm" svg:x="1.4cm" svg:y="1.905cm" presentation:class="outline" presentation:user-transformed="true">
          <draw:text-box>
            <text:list text:style-name="L2">
              <text:list-item>
                <text:p>You pass content value to database to insert, update and delete records, each content value represents a table record as a map of column names to values, you add key-value pair to content value by calling put(key, value)</text:p>
              </text:list-item>
              <text:list-item>
                <text:p>Insertion</text:p>
                <text:list>
                  <text:list-item>
                    <text:list>
                      <text:list-item>
                        <text:p>ContentValues cv = new ContentValues();<text:line-break/>cv.put(“column”, value);<text:line-break/>.....................................<text:line-break/>db.insert(“table”,”nullColumn”,dv); db.close();</text:p>
                      </text:list-item>
                    </text:list>
                  </text:list-item>
                </text:list>
              </text:list-item>
              <text:list-item>
                <text:p>Update</text:p>
                <text:list>
                  <text:list-item>
                    <text:list>
                      <text:list-item>
                        <text:p>ContentValues cv = new ContentValues();<text:line-break/>cv.put(“column”, value);<text:line-break/>.....................................<text:line-break/>db.update(“table”,dv, where clause, values); db.close();</text:p>
                      </text:list-item>
                    </text:list>
                  </text:list-item>
                </text:list>
              </text:list-item>
            </text:list>
          </draw:text-box>
        </draw:frame>
        <draw:frame presentation:style-name="pr1" draw:layer="layout" svg:width="25.199cm" svg:height="3.256cm" svg:x="1.471cm" svg:y="-0.635cm" presentation:class="title" presentation:user-transformed="true">
          <draw:text-box>
            <text:p>ContentValues and Cursors</text:p>
          </draw:text-box>
        </draw:frame>
        <presentation:notes draw:style-name="dp2">
          <draw:page-thumbnail draw:style-name="gr1" draw:layer="layout" svg:width="13.968cm" svg:height="10.476cm" svg:x="3.81cm" svg:y="2.123cm" draw:page-number="37" presentation:class="page"/>
          <draw:frame presentation:style-name="pr4"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1T1">
        <draw:frame presentation:style-name="pr16" draw:layer="layout" svg:width="25.199cm" svg:height="20.32cm" svg:x="1.4cm" svg:y="0.435cm" presentation:class="outline" presentation:user-transformed="true">
          <draw:text-box>
            <text:list text:style-name="L2">
              <text:list-item>
                <text:p>Deletion </text:p>
                <text:list>
                  <text:list-item>
                    <text:list>
                      <text:list-item>
                        <text:p>db.delete(table, where clause, where arguments)</text:p>
                      </text:list-item>
                      <text:list-item>
                        <text:p>db.close()</text:p>
                      </text:list-item>
                    </text:list>
                  </text:list-item>
                </text:list>
              </text:list-item>
              <text:list-item>
                <text:p>Queries</text:p>
                <text:list>
                  <text:list-item>
                    <text:list>
                      <text:list-item>
                        <text:p>Pass statements to either db.rawQuery() or db.query()</text:p>
                      </text:list-item>
                      <text:list-item>
                        <text:p>RawQuery()</text:p>
                        <text:list>
                          <text:list-item>
                            <text:p>First parameter, query a select statement</text:p>
                          </text:list-item>
                          <text:list-item>
                            <text:p>String[] selection not null if a where clause is in selection statements</text:p>
                          </text:list-item>
                          <text:list-item>
                            <text:p>If primary key is not named _id,you will have to create an alias in selection as _id, because Cursor is expecting the primary key name as _id, otherwise it throws exception</text:p>
                          </text:list-item>
                        </text:list>
                      </text:list-item>
                      <text:list-item>
                        <text:p>Query()</text:p>
                        <text:list>
                          <text:list-item>
                            <text:p>Distinct – true if you want every row be unique</text:p>
                          </text:list-item>
                          <text:list-item>
                            <text:p>Table - name</text:p>
                          </text:list-item>
                          <text:list-item>
                            <text:p>Columns – list of columns to return, null for all columns</text:p>
                          </text:list-item>
                          <text:list-item>
                            <text:p>Selection – filter declaring which rows to return, null for all rows</text:p>
                          </text:list-item>
                          <text:list-item>
                            <text:p>GroupBy, having, orderBy, limit </text:p>
                          </text:list-item>
                        </text:list>
                      </text:list-item>
                    </text:list>
                  </text:list-item>
                </text:list>
              </text:list-item>
            </text:list>
          </draw:text-box>
        </draw:frame>
        <presentation:notes draw:style-name="dp2">
          <draw:page-thumbnail draw:style-name="gr1" draw:layer="layout" svg:width="13.968cm" svg:height="10.476cm" svg:x="3.81cm" svg:y="2.123cm" draw:page-number="38" presentation:class="page"/>
          <draw:frame presentation:style-name="pr4"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Utilize cursors</text:p>
                <text:list>
                  <text:list-item>
                    <text:list>
                      <text:list-item>
                        <text:p>move(offset) move cursor by a relative amount forward or backward from current index</text:p>
                      </text:list-item>
                      <text:list-item>
                        <text:p>MoveToFirst() move cursor to the first row, return false if result set is empty</text:p>
                      </text:list-item>
                      <text:list-item>
                        <text:p>MoveToLast() move cursor to the last row, return false if the cursor is empty</text:p>
                      </text:list-item>
                      <text:list-item>
                        <text:p>MoveToNext() move cursor to the next row, return false if cursor is already past the last row</text:p>
                      </text:list-item>
                      <text:list-item>
                        <text:p>MoveToPosition () move cursor to the specified position, return false if the position is not valid</text:p>
                      </text:list-item>
                      <text:list-item>
                        <text:p>MoveToPrevious () move cursor to the previous row, return false if result set is empty or current row is the first row in the result set</text:p>
                      </text:list-item>
                      <text:list-item>
                        <text:p>GetCount, getColumnCount, getColumnName.......</text:p>
                      </text:list-item>
                      <text:list-item>
                        <text:p>Close() close the cursor, releasing all of its resources and invalidate it.</text:p>
                      </text:list-item>
                    </text:list>
                  </text:list-item>
                </text:list>
              </text:list-item>
            </text:list>
          </draw:text-box>
        </draw:frame>
        <presentation:notes draw:style-name="dp2">
          <draw:page-thumbnail draw:style-name="gr1" draw:layer="layout" svg:width="13.968cm" svg:height="10.476cm" svg:x="3.81cm" svg:y="2.123cm" draw:page-number="39" presentation:class="page"/>
          <draw:frame presentation:style-name="pr4"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1T1">
        <draw:frame presentation:style-name="pr1" draw:text-style-name="P1" draw:layer="layout" svg:width="25.199cm" svg:height="3.473cm" svg:x="1.4cm" svg:y="0.854cm" presentation:class="title" presentation:user-transformed="true">
          <draw:text-box>
            <text:p><text:span text:style-name="T1">How to investigate database with using Android API</text:span></text:p>
          </draw:text-box>
        </draw:frame>
        <draw:frame presentation:style-name="pr8" draw:layer="layout" svg:width="25.199cm" svg:height="13.609cm" svg:x="1.4cm" svg:y="4.914cm" presentation:class="outline">
          <draw:text-box>
            <text:list text:style-name="L2">
              <text:list-item>
                <text:p>Where is the db file</text:p>
                <text:list>
                  <text:list-item>
                    <text:list>
                      <text:list-item>
                        <text:p>/data/data/package_name/databases/db_name</text:p>
                      </text:list-item>
                      <text:list-item>
                        <text:p>Pull database from <text:s/>device</text:p>
                        <text:list>
                          <text:list-item>
                            <text:list>
                              <text:list-item>
                                <text:p>Adb pull &lt;remote&gt; &lt;local&gt; to transfer file from emulator to a folder on your computer</text:p>
                              </text:list-item>
                              <text:list-item>
                                <text:p>Adb push &lt;local&gt; &lt;remote&gt; to transfer local file to emulator</text:p>
                              </text:list-item>
                              <text:list-item>
                                <text:p>Or go to Eclipse ADT plugin to push and pull </text:p>
                              </text:list-item>
                              <text:list-item>
                                <text:p>You can view dadabase with SQLite Database Browser</text:p>
                              </text:list-item>
                              <text:list-item>
                                <text:p>Alternatively you can use SQLite firefox plugin to browse database</text:p>
                              </text:list-item>
                              <text:list-item>
                                <text:p>Query the old school way by using console, see the screen shots for more details</text:p>
                              </text:list-item>
                            </text:list>
                          </text:list-item>
                        </text:list>
                      </text:list-item>
                    </text:list>
                  </text:list-item>
                </text:list>
              </text:list-item>
            </text:list>
          </draw:text-box>
        </draw:frame>
        <presentation:notes draw:style-name="dp2">
          <draw:page-thumbnail draw:style-name="gr1" draw:layer="layout" svg:width="13.968cm" svg:height="10.476cm" svg:x="3.81cm" svg:y="2.123cm" draw:page-number="40" presentation:class="page"/>
          <draw:frame presentation:style-name="pr4" draw:layer="layout" svg:width="17.271cm" svg:height="12.322cm" svg:x="2.159cm" svg:y="13.271cm" presentation:class="notes" presentation:placeholder="true">
            <draw:text-box/>
          </draw:frame>
        </presentation:notes>
      </draw:page>
      <draw:page draw:name="page41" draw:style-name="dp1" draw:master-page-name="Default" presentation:presentation-page-layout-name="AL1T1">
        <draw:frame draw:style-name="gr2" draw:text-style-name="P2" draw:layer="layout" svg:width="27.999cm" svg:height="16.912cm" svg:x="0.049cm" svg:y="2.015cm">
          <draw:image xlink:href="Pictures/10000000000005080000030A1F65E511.png" xlink:type="simple" xlink:show="embed" xlink:actuate="onLoad">
            <text:p/>
          </draw:image>
        </draw:frame>
        <presentation:notes draw:style-name="dp2">
          <draw:page-thumbnail draw:style-name="gr1" draw:layer="layout" svg:width="13.968cm" svg:height="10.476cm" svg:x="3.81cm" svg:y="2.123cm" draw:page-number="41" presentation:class="page"/>
          <draw:frame presentation:style-name="pr4"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1T1">
        <draw:frame draw:style-name="gr2" draw:text-style-name="P2" draw:layer="layout" svg:width="26.14cm" svg:height="16.483cm" svg:x="0.979cm" svg:y="2.229cm">
          <draw:image xlink:href="Pictures/10000000000003DC0000026F98FD40B5.png" xlink:type="simple" xlink:show="embed" xlink:actuate="onLoad">
            <text:p/>
          </draw:image>
        </draw:frame>
        <presentation:notes draw:style-name="dp2">
          <draw:page-thumbnail draw:style-name="gr1" draw:layer="layout" svg:width="13.968cm" svg:height="10.476cm" svg:x="3.81cm" svg:y="2.123cm" draw:page-number="42" presentation:class="page"/>
          <draw:frame presentation:style-name="pr4" draw:layer="layout" svg:width="17.271cm" svg:height="12.322cm" svg:x="2.159cm" svg:y="13.271cm" presentation:class="notes" presentation:placeholder="true">
            <draw:text-box/>
          </draw:frame>
        </presentation:notes>
      </draw:page>
      <draw:page draw:name="page43" draw:style-name="dp1" draw:master-page-name="Default" presentation:presentation-page-layout-name="AL1T1">
        <draw:frame draw:style-name="gr2" draw:text-style-name="P2" draw:layer="layout" svg:width="22.489cm" svg:height="15.318cm" svg:x="2.804cm" svg:y="2.561cm">
          <draw:image xlink:href="Pictures/10000000000003520000024399C24A58.png" xlink:type="simple" xlink:show="embed" xlink:actuate="onLoad">
            <text:p/>
          </draw:image>
        </draw:frame>
        <presentation:notes draw:style-name="dp2">
          <draw:page-thumbnail draw:style-name="gr1" draw:layer="layout" svg:width="13.968cm" svg:height="10.476cm" svg:x="3.81cm" svg:y="2.123cm" draw:page-number="43" presentation:class="page"/>
          <draw:frame presentation:style-name="pr4" draw:layer="layout" svg:width="17.271cm" svg:height="12.322cm" svg:x="2.159cm" svg:y="13.271cm" presentation:class="notes" presentation:placeholder="true">
            <draw:text-box/>
          </draw:frame>
        </presentation:notes>
      </draw:page>
      <draw:page draw:name="page44" draw:style-name="dp1" draw:master-page-name="Default" presentation:presentation-page-layout-name="AL1T1">
        <draw:frame draw:style-name="gr2" draw:text-style-name="P2" draw:layer="layout" svg:width="18.784cm" svg:height="15.318cm" svg:x="4.657cm" svg:y="2.626cm">
          <draw:image xlink:href="Pictures/10000000000002C600000243BB766663.png" xlink:type="simple" xlink:show="embed" xlink:actuate="onLoad">
            <text:p/>
          </draw:image>
        </draw:frame>
        <presentation:notes draw:style-name="dp2">
          <draw:page-thumbnail draw:style-name="gr1" draw:layer="layout" svg:width="13.968cm" svg:height="10.476cm" svg:x="3.81cm" svg:y="2.123cm" draw:page-number="44" presentation:class="page"/>
          <draw:frame presentation:style-name="pr4" draw:layer="layout" svg:width="17.271cm" svg:height="12.322cm" svg:x="2.159cm" svg:y="13.271cm" presentation:class="notes" presentation:placeholder="true">
            <draw:text-box/>
          </draw:frame>
        </presentation:notes>
      </draw:page>
      <draw:page draw:name="page45" draw:style-name="dp1" draw:master-page-name="Default" presentation:presentation-page-layout-name="AL1T1">
        <draw:frame draw:style-name="gr2" draw:text-style-name="P2" draw:layer="layout" svg:width="18.784cm" svg:height="15.318cm" svg:x="4.657cm" svg:y="2.626cm">
          <draw:image xlink:href="Pictures/10000000000002C6000002432636F604.png" xlink:type="simple" xlink:show="embed" xlink:actuate="onLoad">
            <text:p/>
          </draw:image>
        </draw:frame>
        <presentation:notes draw:style-name="dp2">
          <draw:page-thumbnail draw:style-name="gr1" draw:layer="layout" svg:width="13.968cm" svg:height="10.476cm" svg:x="3.81cm" svg:y="2.123cm" draw:page-number="45" presentation:class="page"/>
          <draw:frame presentation:style-name="pr4" draw:layer="layout" svg:width="17.271cm" svg:height="12.322cm" svg:x="2.159cm" svg:y="13.271cm" presentation:class="notes" presentation:placeholder="true">
            <draw:text-box/>
          </draw:frame>
        </presentation:notes>
      </draw:page>
      <draw:page draw:name="page46" draw:style-name="dp1" draw:master-page-name="Default" presentation:presentation-page-layout-name="AL1T1">
        <draw:frame draw:style-name="gr2" draw:text-style-name="P2" draw:layer="layout" svg:width="19.737cm" svg:height="13.916cm" svg:x="4.18cm" svg:y="3.327cm">
          <draw:image xlink:href="Pictures/10000000000002EA0000020E92A89F75.png" xlink:type="simple" xlink:show="embed" xlink:actuate="onLoad">
            <text:p/>
          </draw:image>
        </draw:frame>
        <presentation:notes draw:style-name="dp2">
          <draw:page-thumbnail draw:style-name="gr1" draw:layer="layout" svg:width="13.968cm" svg:height="10.476cm" svg:x="3.81cm" svg:y="2.123cm" draw:page-number="46" presentation:class="page"/>
          <draw:frame presentation:style-name="pr4" draw:layer="layout" svg:width="17.271cm" svg:height="12.322cm" svg:x="2.159cm" svg:y="13.271cm" presentation:class="notes" presentation:placeholder="true">
            <draw:text-box/>
          </draw:frame>
        </presentation:notes>
      </draw:page>
      <draw:page draw:name="page47" draw:style-name="dp1" draw:master-page-name="Default" presentation:presentation-page-layout-name="AL1T1">
        <draw:frame draw:style-name="gr2" draw:text-style-name="P2" draw:layer="layout" svg:width="19.737cm" svg:height="13.916cm" svg:x="4.18cm" svg:y="3.327cm">
          <draw:image xlink:href="Pictures/10000000000002EA0000020EF71FF465.png" xlink:type="simple" xlink:show="embed" xlink:actuate="onLoad">
            <text:p/>
          </draw:image>
        </draw:frame>
        <presentation:notes draw:style-name="dp2">
          <draw:page-thumbnail draw:style-name="gr1" draw:layer="layout" svg:width="13.968cm" svg:height="10.476cm" svg:x="3.81cm" svg:y="2.123cm" draw:page-number="47" presentation:class="page"/>
          <draw:frame presentation:style-name="pr4" draw:layer="layout" svg:width="17.271cm" svg:height="12.322cm" svg:x="2.159cm" svg:y="13.271cm" presentation:class="notes" presentation:placeholder="true">
            <draw:text-box/>
          </draw:frame>
        </presentation:notes>
      </draw:page>
      <draw:page draw:name="page48" draw:style-name="dp1" draw:master-page-name="Default" presentation:presentation-page-layout-name="AL1T1">
        <draw:frame draw:style-name="gr2" draw:text-style-name="P2" draw:layer="layout" svg:width="19.737cm" svg:height="13.916cm" svg:x="4.18cm" svg:y="3.327cm">
          <draw:image xlink:href="Pictures/10000000000002EA0000020E0B9DF888.png" xlink:type="simple" xlink:show="embed" xlink:actuate="onLoad">
            <text:p/>
          </draw:image>
        </draw:frame>
        <presentation:notes draw:style-name="dp2">
          <draw:page-thumbnail draw:style-name="gr1" draw:layer="layout" svg:width="13.968cm" svg:height="10.476cm" svg:x="3.81cm" svg:y="2.123cm" draw:page-number="48" presentation:class="page"/>
          <draw:frame presentation:style-name="pr4" draw:layer="layout" svg:width="17.271cm" svg:height="12.322cm" svg:x="2.159cm" svg:y="13.271cm" presentation:class="notes" presentation:placeholder="true">
            <draw:text-box/>
          </draw:frame>
        </presentation:notes>
      </draw:page>
      <draw:page draw:name="page49" draw:style-name="dp1" draw:master-page-name="Default" presentation:presentation-page-layout-name="AL1T1">
        <draw:frame draw:style-name="gr2" draw:text-style-name="P2" draw:layer="layout" svg:width="8.466cm" svg:height="12.699cm" svg:x="0.57cm" svg:y="3.81cm">
          <draw:image xlink:href="Pictures/1000000000000140000001E0E93B7900.png" xlink:type="simple" xlink:show="embed" xlink:actuate="onLoad">
            <text:p/>
          </draw:image>
        </draw:frame>
        <draw:frame draw:style-name="gr2" draw:text-style-name="P2" draw:layer="layout" svg:width="8.466cm" svg:height="12.699cm" svg:x="9.86cm" svg:y="3.811cm">
          <draw:image xlink:href="Pictures/1000000000000140000001E02772BBDB.png" xlink:type="simple" xlink:show="embed" xlink:actuate="onLoad">
            <text:p/>
          </draw:image>
        </draw:frame>
        <draw:frame draw:style-name="gr2" draw:text-style-name="P2" draw:layer="layout" svg:width="8.466cm" svg:height="12.699cm" svg:x="18.95cm" svg:y="3.811cm">
          <draw:image xlink:href="Pictures/1000000000000140000001E0D2F8D041.png" xlink:type="simple" xlink:show="embed" xlink:actuate="onLoad">
            <text:p/>
          </draw:image>
        </draw:frame>
        <presentation:notes draw:style-name="dp2">
          <draw:page-thumbnail draw:style-name="gr1" draw:layer="layout" svg:width="13.968cm" svg:height="10.476cm" svg:x="3.81cm" svg:y="2.123cm" draw:page-number="49" presentation:class="page"/>
          <draw:frame presentation:style-name="pr4" draw:layer="layout" svg:width="17.271cm" svg:height="12.322cm" svg:x="2.159cm" svg:y="13.271cm" presentation:class="notes" presentation:placeholder="true">
            <draw:text-box/>
          </draw:frame>
        </presentation:notes>
      </draw:page>
      <draw:page draw:name="page50" draw:style-name="dp1" draw:master-page-name="Default" presentation:presentation-page-layout-name="AL1T1">
        <draw:frame draw:style-name="gr2" draw:text-style-name="P2" draw:layer="layout" svg:width="8.466cm" svg:height="12.699cm" svg:x="2.964cm" svg:y="3.175cm">
          <draw:image xlink:href="Pictures/1000000000000140000001E080BF21D6.png" xlink:type="simple" xlink:show="embed" xlink:actuate="onLoad">
            <text:p/>
          </draw:image>
        </draw:frame>
        <draw:frame draw:style-name="gr2" draw:text-style-name="P2" draw:layer="layout" svg:width="8.466cm" svg:height="12.699cm" svg:x="13.97cm" svg:y="3.176cm">
          <draw:image xlink:href="Pictures/1000000000000140000001E0DF235824.png" xlink:type="simple" xlink:show="embed" xlink:actuate="onLoad">
            <text:p/>
          </draw:image>
        </draw:frame>
        <presentation:notes draw:style-name="dp2">
          <draw:page-thumbnail draw:style-name="gr1" draw:layer="layout" svg:width="13.968cm" svg:height="10.476cm" svg:x="3.81cm" svg:y="2.123cm" draw:page-number="50" presentation:class="page"/>
          <draw:frame presentation:style-name="pr4" draw:layer="layout" svg:width="17.271cm" svg:height="12.322cm" svg:x="2.159cm" svg:y="13.271cm" presentation:class="notes" presentation:placeholder="true">
            <draw:text-box/>
          </draw:frame>
        </presentation:notes>
      </draw:page>
      <draw:page draw:name="page51" draw:style-name="dp1" draw:master-page-name="Default" presentation:presentation-page-layout-name="AL1T1">
        <draw:frame draw:style-name="gr2" draw:text-style-name="P2" draw:layer="layout" svg:width="8.466cm" svg:height="12.699cm" svg:x="16.299cm" svg:y="4.446cm">
          <draw:image xlink:href="Pictures/1000000000000140000001E0168E4344.png" xlink:type="simple" xlink:show="embed" xlink:actuate="onLoad">
            <text:p/>
          </draw:image>
        </draw:frame>
        <draw:frame draw:style-name="gr2" draw:text-style-name="P2" draw:layer="layout" svg:width="8.466cm" svg:height="12.699cm" svg:x="5.08cm" svg:y="4.445cm">
          <draw:image xlink:href="Pictures/1000000000000140000001E0E57FF92F.png" xlink:type="simple" xlink:show="embed" xlink:actuate="onLoad">
            <text:p/>
          </draw:image>
        </draw:frame>
        <presentation:notes draw:style-name="dp2">
          <draw:page-thumbnail draw:style-name="gr1" draw:layer="layout" svg:width="13.968cm" svg:height="10.476cm" svg:x="3.81cm" svg:y="2.123cm" draw:page-number="51" presentation:class="page"/>
          <draw:frame presentation:style-name="pr4" draw:layer="layout" svg:width="17.271cm" svg:height="12.322cm" svg:x="2.159cm" svg:y="13.271cm" presentation:class="notes" presentation:placeholder="true">
            <draw:text-box/>
          </draw:frame>
        </presentation:notes>
      </draw:page>
      <draw:page draw:name="page52" draw:style-name="dp1" draw:master-page-name="Default" presentation:presentation-page-layout-name="AL1T1">
        <draw:frame presentation:style-name="pr17" draw:text-style-name="P1" draw:layer="layout" svg:width="25.199cm" svg:height="6.123cm" svg:x="1.4cm" svg:y="-1.905cm" presentation:class="title" presentation:user-transformed="true">
          <draw:text-box>
            <text:p><text:span text:style-name="T1">Content Provider</text:span></text:p>
          </draw:text-box>
        </draw:frame>
        <draw:frame presentation:style-name="pr2" draw:layer="layout" svg:width="25.199cm" svg:height="19.225cm" svg:x="1.4cm" svg:y="1.905cm" presentation:class="outline" presentation:user-transformed="true">
          <draw:text-box>
            <text:list text:style-name="L2">
              <text:list-item>
                <text:p>Using content provider is widely used in Android system to retrieve, update, add and delete information. It's been used for bookmarks, Contacts, phone-call logs, and so on.</text:p>
              </text:list-item>
              <text:list-item>
                <text:p>Content providers make data manipulation available across all application. This mechanism is used to share data across different application.</text:p>
              </text:list-item>
              <text:list-item>
                <text:p>Android provides a number of pre-built content providers for common data types(audio, video,images, <text:s/>contacts, bookmarks)</text:p>
              </text:list-item>
              <text:list-item>
                <text:p>You can also provider your own content provider to publish your data for other applications</text:p>
              </text:list-item>
            </text:list>
          </draw:text-box>
        </draw:frame>
        <presentation:notes draw:style-name="dp2">
          <draw:page-thumbnail draw:style-name="gr1" draw:layer="layout" svg:width="13.968cm" svg:height="10.476cm" svg:x="3.81cm" svg:y="2.123cm" draw:page-number="52" presentation:class="page"/>
          <draw:frame presentation:style-name="pr4" draw:layer="layout" svg:width="17.271cm" svg:height="12.322cm" svg:x="2.159cm" svg:y="13.271cm" presentation:class="notes" presentation:placeholder="true">
            <draw:text-box/>
          </draw:frame>
        </presentation:notes>
      </draw:page>
      <draw:page draw:name="page53"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URI starts with prefix “content://” represents a resource that is provided by a content provider.</text:p>
              </text:list-item>
              <text:list-item>
                <text:p>With an URI you can do CRUDs with the content provider, you only need to know what a content allows you to do but not the implementation details such as how and where they store the data.</text:p>
              </text:list-item>
              <text:list-item>
                <text:p>As a content provider designer, it's up to you to decide how you want to persist your data. File system, SQLite database.... Choices are yours</text:p>
              </text:list-item>
              <text:list-item>
                <text:p>Content provider URI is somewhat like restFul webservice style. </text:p>
                <text:list>
                  <text:list-item>
                    <text:list>
                      <text:list-item>
                        <text:p>Every content provider provider a public URI to uniquely identity one of its data set.</text:p>
                      </text:list-item>
                    </text:list>
                  </text:list-item>
                </text:list>
              </text:list-item>
            </text:list>
          </draw:text-box>
        </draw:frame>
        <presentation:notes draw:style-name="dp2">
          <draw:page-thumbnail draw:style-name="gr1" draw:layer="layout" svg:width="13.968cm" svg:height="10.476cm" svg:x="3.81cm" svg:y="2.123cm" draw:page-number="53" presentation:class="page"/>
          <draw:frame presentation:style-name="pr4" draw:layer="layout" svg:width="17.271cm" svg:height="12.322cm" svg:x="2.159cm" svg:y="13.271cm" presentation:class="notes" presentation:placeholder="true">
            <draw:text-box/>
          </draw:frame>
        </presentation:notes>
      </draw:page>
      <draw:page draw:name="page54" draw:style-name="dp1" draw:master-page-name="Default" presentation:presentation-page-layout-name="AL1T1">
        <draw:frame presentation:style-name="pr6" draw:layer="layout" svg:width="25.199cm" svg:height="19.877cm" svg:x="1.27cm" svg:y="0.635cm" presentation:class="outline" presentation:user-transformed="true">
          <draw:text-box>
            <text:list text:style-name="L2">
              <text:list-item>
                <text:list>
                  <text:list-item>
                    <text:list>
                      <text:list-item>
                        <text:p>Every URI starts with contents:// so don't forget to always include it at the beginning of every URI</text:p>
                      </text:list-item>
                      <text:list-item>
                        <text:p>Because it should be unique, the convention of defining a content URI is to concatenate content:// <text:s/>with the full-qualified class name of the content provider.</text:p>
                      </text:list-item>
                      <text:list-item>
                        <text:p>Example – content://test.hello.world.contentprovider</text:p>
                      </text:list-item>
                      <text:list-item>
                        <text:p>More conventions</text:p>
                        <text:list>
                          <text:list-item>
                            <text:p><text:span text:style-name="T11">content://</text:span><text:span text:style-name="T12">test.hello.world.contentprovider</text:span>/<text:span text:style-name="T13">contacts</text:span>/<text:span text:style-name="T14">1</text:span></text:p>
                          </text:list-item>
                          <text:list-item>
                            <text:p><text:span text:style-name="T11">content://</text:span> mandatory is required and indicating a content provider is serving it</text:p>
                          </text:list-item>
                          <text:list-item>
                            <text:p><text:span text:style-name="T12">test.hello.world.contentprovider</text:span><text:span text:style-name="T15"> </text:span><text:span text:style-name="T16">authority part of the URI, it defines the content provider.</text:span></text:p>
                          </text:list-item>
                          <text:list-item>
                            <text:p><text:span text:style-name="T17">Contacts </text:span><text:span text:style-name="T16">optional if the content provider supports only one type of data. It can be a few segements long like “contatcts/family”, “contacts/work”, and “contacts/socialclub”</text:span></text:p>
                          </text:list-item>
                          <text:list-item>
                            <text:p><text:span text:style-name="T14">1</text:span><text:span text:style-name="T16"> represents the value of primary key field(_id) of the queried record.</text:span></text:p>
                          </text:list-item>
                          <text:list-item>
                            <text:p><text:span text:style-name="T18">content://</text:span><text:span text:style-name="T12">test.hello.world.contentprovider</text:span><text:span text:style-name="T16">/</text:span><text:span text:style-name="T17">contacts,</text:span><text:span text:style-name="T16"> all contacts will be requested</text:span></text:p>
                          </text:list-item>
                        </text:list>
                      </text:list-item>
                    </text:list>
                  </text:list-item>
                </text:list>
              </text:list-item>
              <text:list-item>
                <text:p><text:span text:style-name="T19">Android ships with the following content providers: </text:span><text:span text:style-name="T20">Browser</text:span><text:span text:style-name="T19">, </text:span><text:span text:style-name="T20">CallLog</text:span><text:span text:style-name="T19">, </text:span><text:span text:style-name="T20">Contacts</text:span><text:span text:style-name="T19">, </text:span><text:span text:style-name="T20">MediaStore</text:span><text:span text:style-name="T19">,</text:span><text:span text:style-name="T20">Setings</text:span></text:p>
              </text:list-item>
            </text:list>
          </draw:text-box>
        </draw:frame>
        <presentation:notes draw:style-name="dp2">
          <draw:page-thumbnail draw:style-name="gr1" draw:layer="layout" svg:width="13.968cm" svg:height="10.476cm" svg:x="3.81cm" svg:y="2.123cm" draw:page-number="54" presentation:class="page"/>
          <draw:frame presentation:style-name="pr4" draw:layer="layout" svg:width="17.271cm" svg:height="12.322cm" svg:x="2.159cm" svg:y="13.271cm" presentation:class="notes" presentation:placeholder="true">
            <draw:text-box/>
          </draw:frame>
        </presentation:notes>
      </draw:page>
      <draw:page draw:name="page55" draw:style-name="dp1" draw:master-page-name="Default" presentation:presentation-page-layout-name="AL1T1">
        <draw:frame presentation:style-name="pr1" draw:text-style-name="P1" draw:layer="layout" svg:width="25.199cm" svg:height="3.473cm" svg:x="1.471cm" svg:y="-0.098cm" presentation:class="title" presentation:user-transformed="true">
          <draw:text-box>
            <text:p><text:span text:style-name="T1">Let's rewrite last demo with content provider</text:span></text:p>
          </draw:text-box>
        </draw:frame>
        <draw:frame presentation:style-name="pr11" draw:layer="layout" svg:width="27.94cm" svg:height="19.409cm" svg:x="0cm" svg:y="3.175cm" presentation:class="outline" presentation:user-transformed="true">
          <draw:text-box>
            <text:list text:style-name="L2">
              <text:list-item>
                <text:p>When use sqlite as your underlying data storage with content provider.</text:p>
                <text:list>
                  <text:list-item>
                    <text:list>
                      <text:list-item>
                        <text:p>You are wrapping the communication to the database with content provide instead of talking database directly</text:p>
                      </text:list-item>
                      <text:list-item>
                        <text:p>Content provider is a contract between your service and the clients. </text:p>
                      </text:list-item>
                      <text:list-item>
                        <text:p>Analogy – content provider vs db</text:p>
                        <text:list>
                          <text:list-item>
                            <text:p>Query </text:p>
                            <text:list>
                              <text:list-item>
                                <text:p>content://authority/contacts is like select * from contact</text:p>
                              </text:list-item>
                              <text:list-item>
                                <text:p>content://authority/contacts/1 is like select <text:s/>* from contact where_Id = 1</text:p>
                              </text:list-item>
                            </text:list>
                          </text:list-item>
                          <text:list-item>
                            <text:p>Query template</text:p>
                            <text:list>
                              <text:list-item>
                                <text:p>content://&lt;authority&gt;/&lt;data&gt;/&lt;id&gt;</text:p>
                              </text:list-item>
                            </text:list>
                          </text:list-item>
                        </text:list>
                      </text:list-item>
                    </text:list>
                  </text:list-item>
                </text:list>
              </text:list-item>
              <text:list-item>
                <text:p>Query within the activities</text:p>
                <text:list>
                  <text:list-item>
                    <text:p>ManagedQuery() is available in activity to query content provider</text:p>
                    <text:list>
                      <text:list-header>
                        <text:p/>
                      </text:list-header>
                    </text:list>
                  </text:list-item>
                </text:list>
              </text:list-item>
            </text:list>
          </draw:text-box>
        </draw:frame>
        <presentation:notes draw:style-name="dp2">
          <draw:page-thumbnail draw:style-name="gr1" draw:layer="layout" svg:width="13.968cm" svg:height="10.476cm" svg:x="3.81cm" svg:y="2.123cm" draw:page-number="55" presentation:class="page"/>
          <draw:frame presentation:style-name="pr4" draw:layer="layout" svg:width="17.271cm" svg:height="12.322cm" svg:x="2.159cm" svg:y="13.271cm" presentation:class="notes" presentation:placeholder="true">
            <draw:text-box/>
          </draw:frame>
        </presentation:notes>
      </draw:page>
      <draw:page draw:name="page56"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list>
                  <text:list-item>
                    <text:p>Five pieces of information <text:s/>are needed to query a content provider</text:p>
                    <text:list>
                      <text:list-item>
                        <text:p>URI content provider identifier</text:p>
                      </text:list-item>
                      <text:list-item>
                        <text:p>Names of data fields you want to return (projection)</text:p>
                      </text:list-item>
                      <text:list-item>
                        <text:p>Selection a where clause</text:p>
                      </text:list-item>
                      <text:list-item>
                        <text:p>SelectionArgs the arguments to selection, if any ?s are present</text:p>
                      </text:list-item>
                      <text:list-item>
                        <text:p>OrderBY, SQL ORDER BY clause</text:p>
                      </text:list-item>
                    </text:list>
                  </text:list-item>
                  <text:list-item>
                    <text:p>You can query with the information list above with either ContentResolover.query or Activity.managedQuery(). They both return a cursor object, but managedQuery() version will also manage the life cycle of the cursor, which mean you don't need to explicitly close your cursor after use, requery, unloading it selt. If you use query() method you can still manage it by calling Activity.startManagingCursor() method</text:p>
                  </text:list-item>
                </text:list>
              </text:list-item>
            </text:list>
          </draw:text-box>
        </draw:frame>
        <presentation:notes draw:style-name="dp2">
          <draw:page-thumbnail draw:style-name="gr1" draw:layer="layout" svg:width="13.968cm" svg:height="10.476cm" svg:x="3.81cm" svg:y="2.123cm" draw:page-number="56" presentation:class="page"/>
          <draw:frame presentation:style-name="pr4" draw:layer="layout" svg:width="17.271cm" svg:height="12.322cm" svg:x="2.159cm" svg:y="13.271cm" presentation:class="notes" presentation:placeholder="true">
            <draw:text-box/>
          </draw:frame>
        </presentation:notes>
      </draw:page>
      <draw:page draw:name="page57" draw:style-name="dp1" draw:master-page-name="Default" presentation:presentation-page-layout-name="AL1T1">
        <draw:frame presentation:style-name="pr16" draw:layer="layout" svg:width="25.199cm" svg:height="20.32cm" svg:x="1.4cm" svg:y="0.635cm" presentation:class="outline" presentation:user-transformed="true">
          <draw:text-box>
            <text:list text:style-name="L2">
              <text:list-item>
                <text:p>With a basis URI how do I append ID and additional path information to it</text:p>
                <text:list>
                  <text:list-item>
                    <text:p>ContentUris.withAppenedId() and Uri.withAppenedPath() make it easierto append id to a given URI</text:p>
                    <text:list>
                      <text:list-item>
                        <text:p>Example </text:p>
                        <text:list>
                          <text:list-item>
                            <text:p>CONTENT_URI content://authority/contacts</text:p>
                          </text:list-item>
                          <text:list-item>
                            <text:p>Convert this to content://authority/contacts/1</text:p>
                          </text:list-item>
                          <text:list-item>
                            <text:p>You can do either</text:p>
                            <text:list>
                              <text:list-item>
                                <text:p>Uri uri = ContentUris.withAppendedId(CONTENT_URI, 1);</text:p>
                              </text:list-item>
                              <text:list-item>
                                <text:p>Or</text:p>
                                <text:p>Uri uri = Uri.withAppendedPath(CONTENT_URI, "1");</text:p>
                              </text:list-item>
                            </text:list>
                          </text:list-item>
                          <text:list-item>
                            <text:p>Only difference between these two is withAppendedId takes integer as the second argument, while withAppendedPath takes string</text:p>
                            <text:list>
                              <text:list-item>
                                <text:list>
                                  <text:list-header>
                                    <text:p/>
                                  </text:list-header>
                                </text:list>
                              </text:list-item>
                            </text:list>
                          </text:list-item>
                        </text:list>
                      </text:list-item>
                    </text:list>
                  </text:list-item>
                </text:list>
              </text:list-item>
            </text:list>
          </draw:text-box>
        </draw:frame>
        <presentation:notes draw:style-name="dp2">
          <draw:page-thumbnail draw:style-name="gr1" draw:layer="layout" svg:width="13.968cm" svg:height="10.476cm" svg:x="3.81cm" svg:y="2.123cm" draw:page-number="57" presentation:class="page"/>
          <draw:frame presentation:style-name="pr4" draw:layer="layout" svg:width="17.271cm" svg:height="12.322cm" svg:x="2.159cm" svg:y="13.271cm" presentation:class="notes" presentation:placeholder="true">
            <draw:text-box/>
          </draw:frame>
        </presentation:notes>
      </draw:page>
      <draw:page draw:name="page58" draw:style-name="dp1" draw:master-page-name="Default" presentation:presentation-page-layout-name="AL1T1">
        <draw:frame presentation:style-name="pr14" draw:layer="layout" svg:width="25.199cm" svg:height="20.955cm" svg:x="1.4cm" svg:y="0cm" presentation:class="outline" presentation:user-transformed="true">
          <draw:text-box>
            <text:list text:style-name="L2">
              <text:list-item>
                <text:p>Data turned by query is a set of database records. You can use the cursor to iterate through the data set, how to use cursor, you can read the code for database example we did <text:s/>previously or check the source code for this tutorial</text:p>
              </text:list-item>
              <text:list-item>
                <text:p>CRUDs are done by the help of the ContentResolver class, which provides applications access to the content model</text:p>
              </text:list-item>
              <text:list-item>
                <text:p>Adding records, construct a ContentValues Object as we did previously with database example, and pass the ContentResolver</text:p>
                <text:list>
                  <text:list-header>
                    <text:p><text:span text:style-name="T10">ContentVaues cv = new ContentValues();</text:span><text:span text:style-name="T10"><text:line-break/></text:span><text:span text:style-name="T10">cv.put(key, value).........</text:span><text:span text:style-name="T10"><text:line-break/></text:span><text:span text:style-name="T10">getContentResolover().insert(uri,vc);</text:span></text:p>
                  </text:list-header>
                </text:list>
              </text:list-item>
            </text:list>
          </draw:text-box>
        </draw:frame>
        <presentation:notes draw:style-name="dp2">
          <draw:page-thumbnail draw:style-name="gr1" draw:layer="layout" svg:width="13.968cm" svg:height="10.476cm" svg:x="3.81cm" svg:y="2.123cm" draw:page-number="58" presentation:class="page"/>
          <draw:frame presentation:style-name="pr4" draw:layer="layout" svg:width="17.271cm" svg:height="12.322cm" svg:x="2.159cm" svg:y="13.271cm" presentation:class="notes" presentation:placeholder="true">
            <draw:text-box/>
          </draw:frame>
        </presentation:notes>
      </draw:page>
      <draw:page draw:name="page59" draw:style-name="dp1" draw:master-page-name="Default" presentation:presentation-page-layout-name="AL1T1">
        <draw:frame presentation:style-name="pr6" draw:layer="layout" svg:width="25.199cm" svg:height="20.145cm" svg:x="1.4cm" svg:y="0.635cm" presentation:class="outline" presentation:user-transformed="true">
          <draw:text-box>
            <text:list text:style-name="L2">
              <text:list-item>
                <text:list>
                  <text:list-item>
                    <text:p>The insert method will return you an URI pointing to the newly inserted record</text:p>
                    <text:list>
                      <text:list-item>
                        <text:list>
                          <text:list-item>
                            <text:p>content://authority/contacts/&lt;newID&gt;</text:p>
                          </text:list-item>
                        </text:list>
                      </text:list-item>
                    </text:list>
                  </text:list-item>
                  <text:list-item>
                    <text:p>After you finish using the ContentValues, you can call clear() on it to clear all the values you put, and then reuse it for something else</text:p>
                  </text:list-item>
                  <text:list-item>
                    <text:p>Update is similar to insertion but with optional where clause and selection arguments, you add the updates to a contentValue object and pass it along with URI to a content resolver</text:p>
                  </text:list-item>
                  <text:list-item>
                    <text:p>Deletion call delete() on ContentResolver to delete a record, some records or all records depending on the where clause you passed</text:p>
                  </text:list-item>
                  <text:list-item>
                    <text:p>For insertion there is an bulk version which enables user to added multiple values in one shot. The function might not run in one transaction so that the atomicity is not guaranteed, URL + array of CVs</text:p>
                  </text:list-item>
                </text:list>
              </text:list-item>
            </text:list>
          </draw:text-box>
        </draw:frame>
        <presentation:notes draw:style-name="dp2">
          <draw:page-thumbnail draw:style-name="gr1" draw:layer="layout" svg:width="13.968cm" svg:height="10.476cm" svg:x="3.81cm" svg:y="2.123cm" draw:page-number="59" presentation:class="page"/>
          <draw:frame presentation:style-name="pr4" draw:layer="layout" svg:width="17.271cm" svg:height="12.322cm" svg:x="2.159cm" svg:y="13.271cm" presentation:class="notes" presentation:placeholder="true">
            <draw:text-box/>
          </draw:frame>
        </presentation:notes>
      </draw:page>
      <draw:page draw:name="page60" draw:style-name="dp1" draw:master-page-name="Default" presentation:presentation-page-layout-name="AL1T1">
        <draw:frame presentation:style-name="pr1" draw:text-style-name="P1" draw:layer="layout" svg:width="25.199cm" svg:height="3.473cm" svg:x="1.471cm" svg:y="-0.198cm" presentation:class="title" presentation:user-transformed="true">
          <draw:text-box>
            <text:p><text:span text:style-name="T1">How to create our own content provider</text:span></text:p>
          </draw:text-box>
        </draw:frame>
        <draw:frame presentation:style-name="pr12" draw:layer="layout" svg:width="25.199cm" svg:height="17.145cm" svg:x="1.4cm" svg:y="3.175cm" presentation:class="outline" presentation:user-transformed="true">
          <draw:text-box>
            <text:list text:style-name="L2">
              <text:list-item>
                <text:p>Before you create one, ask yourself Am I going to <text:s/>provide other applications my set of data, if yes, go implement one, otherwise you can just access you data from within your activities, like what we did in our database example</text:p>
              </text:list-item>
              <text:list-item>
                <text:p>To create your content provider, you need to decide what storage option you want to use, file system, or SQLite database</text:p>
              </text:list-item>
              <text:list-item>
                <text:p>Then Extend ContentProvider class, and override the methods suit your need</text:p>
              </text:list-item>
              <text:list-item>
                <text:p>Finally, don't forget to declare your content providers in the manifest file</text:p>
              </text:list-item>
            </text:list>
          </draw:text-box>
        </draw:frame>
        <presentation:notes draw:style-name="dp2">
          <draw:page-thumbnail draw:style-name="gr1" draw:layer="layout" svg:width="13.968cm" svg:height="10.476cm" svg:x="3.81cm" svg:y="2.123cm" draw:page-number="60" presentation:class="page"/>
          <draw:frame presentation:style-name="pr4" draw:layer="layout" svg:width="17.271cm" svg:height="12.322cm" svg:x="2.159cm" svg:y="13.271cm" presentation:class="notes" presentation:placeholder="true">
            <draw:text-box/>
          </draw:frame>
        </presentation:notes>
      </draw:page>
      <draw:page draw:name="page61"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OnCreate()</text:p>
                <text:list>
                  <text:list-item>
                    <text:p><text:span text:style-name="T21">Initialize the provider, you can do initializations here, such as get an instance of SQLiteOpenHelper, this method is called on the application main thread at application launch time. So <text:s/>you should avoid lengthy operations from here</text:span></text:p>
                  </text:list-item>
                </text:list>
              </text:list-item>
              <text:list-item>
                <text:p>Query()</text:p>
                <text:list>
                  <text:list-item>
                    <text:list>
                      <text:list-item>
                        <text:p>Returns a cursor object so that client can use to iterate the requested result set</text:p>
                      </text:list-item>
                      <text:list-item>
                        <text:p>This method is for retrieving both collection of data and sing record</text:p>
                      </text:list-item>
                    </text:list>
                  </text:list-item>
                </text:list>
              </text:list-item>
              <text:list-item>
                <text:p>Insert()</text:p>
                <text:list>
                  <text:list-item>
                    <text:list>
                      <text:list-item>
                        <text:p>Add your insertion logic here. If you want to notify interested party about the change, you should call notifyChange(), once it fires, all the registered observer will be notified that a new record has been added</text:p>
                        <text:p/>
                      </text:list-item>
                    </text:list>
                  </text:list-item>
                </text:list>
              </text:list-item>
            </text:list>
          </draw:text-box>
        </draw:frame>
        <presentation:notes draw:style-name="dp2">
          <draw:page-thumbnail draw:style-name="gr1" draw:layer="layout" svg:width="13.968cm" svg:height="10.476cm" svg:x="3.81cm" svg:y="2.123cm" draw:page-number="61" presentation:class="page"/>
          <draw:frame presentation:style-name="pr4" draw:layer="layout" svg:width="17.271cm" svg:height="12.322cm" svg:x="2.159cm" svg:y="13.271cm" presentation:class="notes" presentation:placeholder="true">
            <draw:text-box/>
          </draw:frame>
        </presentation:notes>
      </draw:page>
      <draw:page draw:name="page62" draw:style-name="dp1" draw:master-page-name="Default" presentation:presentation-page-layout-name="AL1T1">
        <draw:frame presentation:style-name="pr18" draw:layer="layout" svg:width="25.199cm" svg:height="21.02cm" svg:x="1.4cm" svg:y="0.535cm" presentation:class="outline" presentation:user-transformed="true">
          <draw:text-box>
            <text:list text:style-name="L2">
              <text:list-item>
                <text:p>Update()</text:p>
                <text:list>
                  <text:list-item>
                    <text:p>Update existing record/records here, after update, you can optionally call notifyChange() like insert() does</text:p>
                  </text:list-item>
                </text:list>
              </text:list-item>
              <text:list-item>
                <text:p>Delete()</text:p>
                <text:list>
                  <text:list-item>
                    <text:p>Delete one or more rows depending on the where clause and/or the URI pattern, very similar to update()</text:p>
                  </text:list-item>
                </text:list>
              </text:list-item>
              <text:list-item>
                <text:p>GetType()</text:p>
                <text:list>
                  <text:list-item>
                    <text:p>Implement this to handle requests <text:s/>for the MIME type of the data from a requested URI. The URI could represent a collection or an instance. In your code you need to add logic to extract this information.</text:p>
                  </text:list-item>
                </text:list>
              </text:list-item>
            </text:list>
          </draw:text-box>
        </draw:frame>
        <presentation:notes draw:style-name="dp2">
          <draw:page-thumbnail draw:style-name="gr1" draw:layer="layout" svg:width="13.968cm" svg:height="10.476cm" svg:x="3.81cm" svg:y="2.123cm" draw:page-number="62" presentation:class="page"/>
          <draw:frame presentation:style-name="pr4" draw:layer="layout" svg:width="17.271cm" svg:height="12.322cm" svg:x="2.159cm" svg:y="13.271cm" presentation:class="notes" presentation:placeholder="true">
            <draw:text-box/>
          </draw:frame>
        </presentation:notes>
      </draw:page>
      <draw:page draw:name="page63" draw:style-name="dp1" draw:master-page-name="Default" presentation:presentation-page-layout-name="AL1T1">
        <draw:frame presentation:style-name="pr18" draw:layer="layout" svg:width="25.199cm" svg:height="21.02cm" svg:x="1.4cm" svg:y="-0.065cm" presentation:class="outline" presentation:user-transformed="true">
          <draw:text-box>
            <text:list text:style-name="L2">
              <text:list-item>
                <text:p>MIME type formats</text:p>
                <text:list>
                  <text:list-item>
                    <text:list>
                      <text:list-item>
                        <text:p>Single format<text:tab/></text:p>
                        <text:list>
                          <text:list-item>
                            <text:p>Single record vnd.android.cursor.item/vnd.packagename.contenttype</text:p>
                          </text:list-item>
                          <text:list-item>
                            <text:p>Example</text:p>
                            <text:list>
                              <text:list-item>
                                <text:p>URI content://packagename/android/123 might return this MIME type: vnd.android.cursor.item/vnd.packagename/phones</text:p>
                              </text:list-item>
                            </text:list>
                          </text:list-item>
                        </text:list>
                      </text:list-item>
                      <text:list-item>
                        <text:p>Multiple format</text:p>
                        <text:list>
                          <text:list-item>
                            <text:p>Multiple records<text:line-break/>vnd.android.cursor.dir/vnd.packagename.conenttype</text:p>
                          </text:list-item>
                          <text:list-item>
                            <text:p>Example</text:p>
                            <text:list>
                              <text:list-item>
                                <text:p>URI content://packagename/android might return this MIME type:<text:line-break/>vnd.android.cursor.dir/vnd.packagename.phones</text:p>
                              </text:list-item>
                            </text:list>
                          </text:list-item>
                        </text:list>
                      </text:list-item>
                    </text:list>
                  </text:list-item>
                </text:list>
              </text:list-item>
              <text:list-item>
                <text:p>Define URI for your content provider</text:p>
                <text:list>
                  <text:list-item>
                    <text:p><text:span text:style-name="T21">Public static final Uri CONTENT_URI = Uril.parse(“your <text:s/>uri starts with content://”); The string passed to parse() needs to be unique and the best way to do it is use fully-qualified class name in the uri.</text:span></text:p>
                  </text:list-item>
                </text:list>
              </text:list-item>
            </text:list>
          </draw:text-box>
        </draw:frame>
        <presentation:notes draw:style-name="dp2">
          <draw:page-thumbnail draw:style-name="gr1" draw:layer="layout" svg:width="13.968cm" svg:height="10.476cm" svg:x="3.81cm" svg:y="2.123cm" draw:page-number="63" presentation:class="page"/>
          <draw:frame presentation:style-name="pr4" draw:layer="layout" svg:width="17.271cm" svg:height="12.322cm" svg:x="2.159cm" svg:y="13.271cm" presentation:class="notes" presentation:placeholder="true">
            <draw:text-box/>
          </draw:frame>
        </presentation:notes>
      </draw:page>
      <draw:page draw:name="page64"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Define the column names that your content provider wants to feed the clients. When use SQLite dabatase this means the names should conform to the table field names defined in the DDL. Keep in mind, always define an _id field in your SQLite database tables, give it a type of INTEGER and give it a PRIMARY KEY constraint. In many cases, Android will use this _id a lot. Without it, Android won't register content provider properly</text:p>
              </text:list-item>
              <text:list-item>
                <text:p>After implementing the content provider, don't forget to include it in the manifest file.</text:p>
                <text:list>
                  <text:list-item>
                    <text:list>
                      <text:list-item>
                        <text:p>&lt;provider android:name=".provider" <text:s text:c="5"/>android:authorities="fully_qualified class name;another fully_qualified class name; and so on" /&gt;</text:p>
                      </text:list-item>
                    </text:list>
                  </text:list-item>
                </text:list>
              </text:list-item>
            </text:list>
          </draw:text-box>
        </draw:frame>
        <presentation:notes draw:style-name="dp2">
          <draw:page-thumbnail draw:style-name="gr1" draw:layer="layout" svg:width="13.968cm" svg:height="10.476cm" svg:x="3.81cm" svg:y="2.123cm" draw:page-number="64" presentation:class="page"/>
          <draw:frame presentation:style-name="pr4" draw:layer="layout" svg:width="17.271cm" svg:height="12.322cm" svg:x="2.159cm" svg:y="13.271cm" presentation:class="notes" presentation:placeholder="true">
            <draw:text-box/>
          </draw:frame>
        </presentation:notes>
      </draw:page>
      <draw:page draw:name="page65"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 text:style-name="P1"><text:span text:style-name="T1">Using Permissions</text:span></text:p>
          </draw:text-box>
        </draw:frame>
        <draw:frame presentation:style-name="pr2" draw:layer="layout" svg:width="26.67cm" svg:height="18.672cm" svg:x="0.635cm" svg:y="1.905cm" presentation:class="outline" presentation:user-transformed="true">
          <draw:text-box>
            <text:list text:style-name="L2">
              <text:list-item>
                <text:p>&lt;users-permission android:name=”permission”/&gt;<text:tab/></text:p>
                <text:list>
                  <text:list-item>
                    <text:list>
                      <text:list-item>
                        <text:p>Permission user grants your application during installation time, otherwise your application won't function correctly</text:p>
                      </text:list-item>
                      <text:list-item>
                        <text:p>This permission can only be acquired during the installation phase not while it's running</text:p>
                      </text:list-item>
                      <text:list-item>
                        <text:p>android:name – possible values for this element</text:p>
                        <text:list>
                          <text:list-item>
                            <text:p>Permission defined inside &lt;permission&gt; tag</text:p>
                          </text:list-item>
                          <text:list-item>
                            <text:p>Permission specified in other applications</text:p>
                          </text:list-item>
                          <text:list-item>
                            <text:p>Permission from Android framework. Such as “android.permission.READ_CONTACTS”</text:p>
                          </text:list-item>
                          <text:list-item>
                            <text:p>Suggested naming convention</text:p>
                            <text:list>
                              <text:list-item>
                                <text:p>Use package (name in lower case) as a prefix then add your permission name</text:p>
                              </text:list-item>
                            </text:list>
                          </text:list-item>
                        </text:list>
                      </text:list-item>
                    </text:list>
                  </text:list-item>
                </text:list>
              </text:list-item>
              <text:list-item>
                <text:p><text:span text:style-name="T22">A permission failure will result in a SecurityException being thrown, this is not guaranteed, in case of asynchronous call, the caller won't get notified by an exception.</text:span></text:p>
                <text:p/>
              </text:list-item>
            </text:list>
          </draw:text-box>
        </draw:frame>
        <presentation:notes draw:style-name="dp2">
          <draw:page-thumbnail draw:style-name="gr1" draw:layer="layout" svg:width="13.968cm" svg:height="10.476cm" svg:x="3.81cm" svg:y="2.123cm" draw:page-number="65" presentation:class="page"/>
          <draw:frame presentation:style-name="pr4" draw:layer="layout" svg:width="17.271cm" svg:height="12.322cm" svg:x="2.159cm" svg:y="13.271cm" presentation:class="notes" presentation:placeholder="true">
            <draw:text-box/>
          </draw:frame>
        </presentation:notes>
      </draw:page>
      <draw:page draw:name="page66" draw:style-name="dp1" draw:master-page-name="Default" presentation:presentation-page-layout-name="AL1T1">
        <draw:frame presentation:style-name="pr6" draw:layer="layout" svg:width="25.199cm" svg:height="20.452cm" svg:x="1.4cm" svg:y="0.635cm" presentation:class="outline" presentation:user-transformed="true">
          <draw:text-box>
            <text:list text:style-name="L2">
              <text:list-item>
                <text:p>When your permission is hardware related, be careful about Android Market auto filtering.</text:p>
                <text:list>
                  <text:list-item>
                    <text:p>&lt;uses-permission android:name="...CAMERA" /&gt;<text:line-break/>when you publish your application with this permission, Android market assumes your application needs CAMERA, and will filter out your application from the device that doesn't have a camera.</text:p>
                  </text:list-item>
                  <text:list-item>
                    <text:p>How to control filtering by the Market</text:p>
                    <text:list>
                      <text:list-item>
                        <text:p>Always explicitly declare hardware features in&lt;uses-feature&gt; element.</text:p>
                      </text:list-item>
                      <text:list-item>
                        <text:p>If you want to disable filtering for a particular feature, add android:required=”false” attribute to the &lt;uses-feature&gt; element</text:p>
                      </text:list-item>
                      <text:list-item>
                        <text:p>For example</text:p>
                        <text:list>
                          <text:list-item>
                            <text:p>&lt;uses-feature android:name="android.hardware.camera" android:required=”false”/&gt; to disable filtering camera by Android market</text:p>
                          </text:list-item>
                        </text:list>
                      </text:list-item>
                    </text:list>
                  </text:list-item>
                </text:list>
              </text:list-item>
            </text:list>
          </draw:text-box>
        </draw:frame>
        <presentation:notes draw:style-name="dp2">
          <draw:page-thumbnail draw:style-name="gr1" draw:layer="layout" svg:width="13.968cm" svg:height="10.476cm" svg:x="3.81cm" svg:y="2.123cm" draw:page-number="66" presentation:class="page"/>
          <draw:frame presentation:style-name="pr4" draw:layer="layout" svg:width="17.271cm" svg:height="12.322cm" svg:x="2.159cm" svg:y="13.271cm" presentation:class="notes" presentation:placeholder="true">
            <draw:text-box/>
          </draw:frame>
        </presentation:notes>
      </draw:page>
      <draw:page draw:name="page67" draw:style-name="dp1" draw:master-page-name="Default" presentation:presentation-page-layout-name="AL1T1">
        <draw:frame presentation:style-name="pr1" draw:layer="layout" svg:width="25.199cm" svg:height="3.256cm" svg:x="1.471cm" svg:y="-0.716cm" presentation:class="title" presentation:user-transformed="true">
          <draw:text-box>
            <text:p>Declare and enforce permissions</text:p>
          </draw:text-box>
        </draw:frame>
        <draw:frame presentation:style-name="pr2" draw:layer="layout" svg:width="25.199cm" svg:height="19.16cm" svg:x="1.4cm" svg:y="1.905cm" presentation:class="outline" presentation:user-transformed="true">
          <draw:text-box>
            <text:list text:style-name="L2">
              <text:list-item>
                <text:p><text:span text:style-name="T8">Add one or more permission elements inside AndroidManifest.xml</text:span></text:p>
                <text:list>
                  <text:list-item>
                    <text:p><text:span text:style-name="T23">Sample</text:span> -<text:span text:style-name="T23"> </text:span><text:span text:style-name="T23"><text:line-break/></text:span><text:span text:style-name="T9">&lt;permission </text:span><text:span text:style-name="T24">android:name="packagename.permission_name"</text:span></text:p>
                    <text:p><text:span text:style-name="T24"><text:s text:c="8"/></text:span><text:span text:style-name="T24">android:label="@string/permission_label"</text:span></text:p>
                    <text:list>
                      <text:list-header>
                        <text:p><text:span text:style-name="T24">android:icon="drawable resource"</text:span></text:p>
                      </text:list-header>
                    </text:list>
                    <text:p><text:span text:style-name="T24"><text:s text:c="8"/></text:span><text:span text:style-name="T24">android:description="@string/permission_desc"</text:span></text:p>
                    <text:p><text:span text:style-name="T24"><text:s text:c="8"/></text:span><text:span text:style-name="T24">android:permissionGroup="permission_group"</text:span></text:p>
                    <text:p><text:span text:style-name="T24"><text:s text:c="8"/></text:span><text:span text:style-name="T24">android:protectionLevel="protection_level" /&gt;</text:span></text:p>
                  </text:list-item>
                  <text:list-item>
                    <text:p><text:span text:style-name="T24">android:protetionLevel characterizes the potential risk implied in a permission and indicates what the system should do when deciding whether or not to grant the permission</text:span></text:p>
                    <text:list>
                      <text:list-item>
                        <text:p><text:span text:style-name="T24">Possible values are:</text:span></text:p>
                        <text:list>
                          <text:list-item>
                            <text:p><text:span text:style-name="T25">Normal</text:span><text:span text:style-name="T24"> 0 lower-risk permission. Android system will automatically grants this type of permission at installation, without asking for user's explicit approval</text:span></text:p>
                          </text:list-item>
                          <text:list-item>
                            <text:p><text:span text:style-name="T25">Dangerous</text:span><text:span text:style-name="T24"> 1 higher-risk permission that would give a requesting application access to user's private data or control over the device that negatively impact user. Because this type of permission introduces potential risk, Android system won't automatically grant it to requesting application. Any dangerous permission requested by an application may be displayed to user and require confirmation to proceed.</text:span></text:p>
                          </text:list-item>
                          <text:list-item>
                            <text:p><text:span text:style-name="T25">Signature</text:span><text:span text:style-name="T24"> 2 a permission that the system grants only if the requesting application is signed with the same certificate as the application that declares the permission. If the certificates match, the system automatically grants the permission.</text:span></text:p>
                          </text:list-item>
                          <text:list-item>
                            <text:p><text:span text:style-name="T25">SignatureOrSystem</text:span><text:span text:style-name="T24"> 3 don't need this, this is multiple vendors to have applications built into a system image which need to share specific features explicitly because they are built together.</text:span></text:p>
                          </text:list-item>
                        </text:list>
                      </text:list-item>
                    </text:list>
                    <text:p><text:span text:style-name="T23"/></text:p>
                  </text:list-item>
                </text:list>
              </text:list-item>
            </text:list>
          </draw:text-box>
        </draw:frame>
        <presentation:notes draw:style-name="dp2">
          <draw:page-thumbnail draw:style-name="gr1" draw:layer="layout" svg:width="13.968cm" svg:height="10.476cm" svg:x="3.81cm" svg:y="2.123cm" draw:page-number="67" presentation:class="page"/>
          <draw:frame presentation:style-name="pr4" draw:layer="layout" svg:width="17.271cm" svg:height="12.322cm" svg:x="2.159cm" svg:y="13.271cm" presentation:class="notes" presentation:placeholder="true">
            <draw:text-box/>
          </draw:frame>
        </presentation:notes>
      </draw:page>
      <draw:page draw:name="page68" draw:style-name="dp1" draw:master-page-name="Default" presentation:presentation-page-layout-name="AL1T1">
        <draw:frame presentation:style-name="pr14" draw:layer="layout" svg:width="25.199cm" svg:height="21.055cm" svg:x="1.4cm" svg:y="0cm" presentation:class="outline" presentation:user-transformed="true">
          <draw:text-box>
            <text:list text:style-name="L2">
              <text:list-item>
                <text:list>
                  <text:list-item>
                    <text:p><text:span text:style-name="T25">android:permissionGroup</text:span><text:span text:style-name="T24"> is used to display user the permission. Most of the time we will a standard system group</text:span></text:p>
                    <text:list>
                      <text:list-item>
                        <text:p><text:span text:style-name="T24">android.permission-group.ACCOUNTS</text:span></text:p>
                        <text:list>
                          <text:list-item>
                            <text:p><text:span text:style-name="T24">Access to accounts managed by account mananger</text:span></text:p>
                          </text:list-item>
                        </text:list>
                      </text:list-item>
                      <text:list-item>
                        <text:p><text:span text:style-name="T24">android.permission-group.COST_MONEY</text:span></text:p>
                        <text:list>
                          <text:list-item>
                            <text:p><text:span text:style-name="T24">Can cost money without user's direct involvement</text:span></text:p>
                          </text:list-item>
                        </text:list>
                      </text:list-item>
                      <text:list-item>
                        <text:p><text:span text:style-name="T24">android.permission-group.DEVELOPMENT_TOOLS</text:span></text:p>
                        <text:list>
                          <text:list-item>
                            <text:p><text:span text:style-name="T24">Permissions related to <text:s/>development features</text:span></text:p>
                          </text:list-item>
                        </text:list>
                      </text:list-item>
                      <text:list-item>
                        <text:p><text:span text:style-name="T24">android.permission-group.HARDWARE_CONTROLS</text:span></text:p>
                        <text:list>
                          <text:list-item>
                            <text:p><text:span text:style-name="T24">Permissions provide access to hardware</text:span></text:p>
                          </text:list-item>
                        </text:list>
                      </text:list-item>
                      <text:list-item>
                        <text:p><text:span text:style-name="T24">android.permission-group.LOCATION</text:span></text:p>
                        <text:list>
                          <text:list-item>
                            <text:p><text:span text:style-name="T24">Permissions to access user's current location</text:span></text:p>
                          </text:list-item>
                        </text:list>
                      </text:list-item>
                      <text:list-item>
                        <text:p><text:span text:style-name="T24">android.permission-group.MESSAGES</text:span></text:p>
                        <text:list>
                          <text:list-item>
                            <text:p><text:span text:style-name="T24">Permissions to send messages on behalf of user, or intercept messages received by user</text:span></text:p>
                          </text:list-item>
                        </text:list>
                      </text:list-item>
                      <text:list-item>
                        <text:p><text:span text:style-name="T24">android.permission-group.NETWORK</text:span></text:p>
                        <text:list>
                          <text:list-item>
                            <text:p><text:span text:style-name="T24">Permissions to access to networking services</text:span></text:p>
                          </text:list-item>
                        </text:list>
                      </text:list-item>
                      <text:list-item>
                        <text:p><text:span text:style-name="T24">android.permission-group.PERSONAL_INFO</text:span></text:p>
                        <text:list>
                          <text:list-item>
                            <text:p><text:span text:style-name="T24">Permissions to access user's private data, such as calendar events, email messages, contact.</text:span></text:p>
                          </text:list-item>
                        </text:list>
                      </text:list-item>
                      <text:list-item>
                        <text:p><text:span text:style-name="T24">android.permission-group.PHONE_CALLS</text:span></text:p>
                        <text:list>
                          <text:list-item>
                            <text:p><text:span text:style-name="T24">Permissions to intercept outgoing calls, modifying telephony states, reading and modifying phone state</text:span></text:p>
                          </text:list-item>
                        </text:list>
                      </text:list-item>
                      <text:list-item>
                        <text:p><text:span text:style-name="T24">android.permission-group.STORAGE</text:span></text:p>
                        <text:list>
                          <text:list-item>
                            <text:p><text:span text:style-name="T24">Permissions to access SD cards</text:span></text:p>
                          </text:list-item>
                        </text:list>
                      </text:list-item>
                      <text:list-item>
                        <text:p><text:span text:style-name="T24">android.permission-group.SYSTEM_TOOLS</text:span></text:p>
                        <text:list>
                          <text:list-item>
                            <text:p><text:span text:style-name="T24">Permissions to system APIs</text:span></text:p>
                          </text:list-item>
                        </text:list>
                      </text:list-item>
                    </text:list>
                    <text:p><text:span text:style-name="T23"/></text:p>
                  </text:list-item>
                </text:list>
              </text:list-item>
            </text:list>
          </draw:text-box>
        </draw:frame>
        <presentation:notes draw:style-name="dp2">
          <draw:page-thumbnail draw:style-name="gr1" draw:layer="layout" svg:width="13.968cm" svg:height="10.476cm" svg:x="3.81cm" svg:y="2.123cm" draw:page-number="68" presentation:class="page"/>
          <draw:frame presentation:style-name="pr4" draw:text-style-name="P5" draw:layer="layout" svg:width="17.271cm" svg:height="12.322cm" svg:x="2.159cm" svg:y="13.271cm" presentation:class="notes" presentation:placeholder="true">
            <draw:text-box/>
          </draw:frame>
        </presentation:notes>
      </draw:page>
      <draw:page draw:name="page69" draw:style-name="dp1" draw:master-page-name="Default" presentation:presentation-page-layout-name="AL1T1">
        <draw:frame presentation:style-name="pr6" draw:text-style-name="P6" draw:layer="layout" svg:width="25.199cm" svg:height="19.685cm" svg:x="1.4cm" svg:y="1.235cm" presentation:class="outline" presentation:user-transformed="true">
          <draw:text-box>
            <text:list text:style-name="L2">
              <text:list-item>
                <text:p text:style-name="P6"><text:span text:style-name="T26">android:label </text:span><text:span text:style-name="T21">and </text:span><text:span text:style-name="T26">android:description</text:span><text:span text:style-name="T21"> can reference to string resources so that they can be localized as needed. These are what use sees when he's viewing the list of permission you application needs. The label should be short. The description should be a concrete description of the permission. Android's convention is two sentences, the first describing the permission, the second describe the risks of <text:s/>granting the permission.</text:span></text:p>
              </text:list-item>
              <text:list-item>
                <text:p text:style-name="P6"><text:span text:style-name="T26">android:name</text:span></text:p>
                <text:p text:style-name="P6"><text:span text:style-name="T21">The name of the permission. This is the name that will be used in code to refer to the permission — for example, in a &lt;uses-permission&gt; element and the permission attributes of application components. The name must be unique, so it should use Java-style scoping — for example, "com.example.project.PERMITTED_ACTION". </text:span></text:p>
              </text:list-item>
              <text:list-item>
                <text:p text:style-name="P6"><text:span text:style-name="T26">android:icon</text:span></text:p>
                <text:p text:style-name="P6"><text:span text:style-name="T21">A reference to a drawable resource for an icon that represents the permission.</text:span></text:p>
              </text:list-item>
            </text:list>
          </draw:text-box>
        </draw:frame>
        <presentation:notes draw:style-name="dp2">
          <draw:page-thumbnail draw:style-name="gr1" draw:layer="layout" svg:width="13.968cm" svg:height="10.476cm" svg:x="3.81cm" svg:y="2.123cm" draw:page-number="69" presentation:class="page"/>
          <draw:frame presentation:style-name="pr4" draw:layer="layout" svg:width="17.271cm" svg:height="12.322cm" svg:x="2.159cm" svg:y="13.271cm" presentation:class="notes" presentation:placeholder="true">
            <draw:text-box/>
          </draw:frame>
        </presentation:notes>
      </draw:page>
      <draw:page draw:name="page70" draw:style-name="dp1" draw:master-page-name="Default" presentation:presentation-page-layout-name="AL1T1">
        <draw:frame presentation:style-name="pr1" draw:text-style-name="P1" draw:layer="layout" svg:width="27.94cm" svg:height="3.256cm" svg:x="0cm" svg:y="0.108cm" presentation:class="title" presentation:user-transformed="true">
          <draw:text-box>
            <text:p text:style-name="P1"><text:span text:style-name="T1">Places to enforce your permissions</text:span></text:p>
          </draw:text-box>
        </draw:frame>
        <draw:frame presentation:style-name="pr2" draw:layer="layout" svg:width="26.67cm" svg:height="18.415cm" svg:x="0.635cm" svg:y="3.805cm" presentation:class="outline" presentation:user-transformed="true">
          <draw:text-box>
            <text:list text:style-name="L2">
              <text:list-item>
                <text:p>At the time of a call into the system, to prevent an application from executing certain functions.</text:p>
              </text:list-item>
              <text:list-item>
                <text:p>When starting an activity, to prevent applications from launching activities of other applications.</text:p>
              </text:list-item>
              <text:list-item>
                <text:p>Both sending and receiving broadcasts, to control who can receive your broadcast or who can send a broadcast to you.</text:p>
              </text:list-item>
              <text:list-item>
                <text:p>When accessing and operating on a content provider.</text:p>
              </text:list-item>
              <text:list-item>
                <text:p>Binding to or starting a service.</text:p>
              </text:list-item>
            </text:list>
          </draw:text-box>
        </draw:frame>
        <presentation:notes draw:style-name="dp2">
          <draw:page-thumbnail draw:style-name="gr1" draw:layer="layout" svg:width="13.968cm" svg:height="10.476cm" svg:x="3.81cm" svg:y="2.123cm" draw:page-number="70" presentation:class="page"/>
          <draw:frame presentation:style-name="pr4" draw:layer="layout" svg:width="17.271cm" svg:height="12.322cm" svg:x="2.159cm" svg:y="13.271cm" presentation:class="notes" presentation:placeholder="true">
            <draw:text-box/>
          </draw:frame>
        </presentation:notes>
      </draw:page>
      <draw:page draw:name="page71" draw:style-name="dp1" draw:master-page-name="Default" presentation:presentation-page-layout-name="AL1T1">
        <draw:frame presentation:style-name="pr1" draw:text-style-name="P1" draw:layer="layout" svg:width="25.199cm" svg:height="3.256cm" svg:x="1.4cm" svg:y="-0.938cm" presentation:class="title" presentation:user-transformed="true">
          <draw:text-box>
            <text:p text:style-name="P1"><text:span text:style-name="T1">Let's enforce permissions</text:span></text:p>
          </draw:text-box>
        </draw:frame>
        <draw:frame presentation:style-name="pr2" draw:text-style-name="P7" draw:layer="layout" svg:width="25.199cm" svg:height="18.415cm" svg:x="1.4cm" svg:y="1.905cm" presentation:class="outline" presentation:user-transformed="true">
          <draw:text-box>
            <text:list text:style-name="L2">
              <text:list-item>
                <text:p text:style-name="P7"><text:span text:style-name="T27">Apply permissions globally</text:span></text:p>
                <text:list>
                  <text:list-item>
                    <text:list>
                      <text:list-item>
                        <text:p text:style-name="P7"><text:span text:style-name="T28">Add android:permission attribute inside application tag, and specify your permissions there</text:span></text:p>
                      </text:list-item>
                    </text:list>
                  </text:list-item>
                </text:list>
              </text:list-item>
              <text:list-item>
                <text:p text:style-name="P7"><text:span text:style-name="T27">Activity permissions (applied to the &lt;atctivity&gt; tag)</text:span></text:p>
                <text:list>
                  <text:list-item>
                    <text:p text:style-name="P7"><text:span text:style-name="T28">Restrict who can start the associate activity, permissions will be checked during Context.startActivity() and Activity.startActivityForResult();If the caller doesn't have the privilege SecurityException will be raised</text:span></text:p>
                  </text:list-item>
                </text:list>
              </text:list-item>
              <text:list-item>
                <text:p text:style-name="P7"><text:span text:style-name="T27">Service permissions (applied to the &lt;service&gt; tag)</text:span></text:p>
                <text:list>
                  <text:list-item>
                    <text:p text:style-name="P7"><text:span text:style-name="T28">Restrict who can start and bind to the associated service. The permissions will be checked during Context.startService (),Context.stopService() and Context.bindService(). SecurityException will be raised when the caller doesn't have the permissions.</text:span></text:p>
                  </text:list-item>
                </text:list>
              </text:list-item>
              <text:list-item>
                <text:p text:style-name="P7"><text:span text:style-name="T27">BroadCastReceiver permissions (applied to the &lt;receiver&gt; tag)</text:span></text:p>
                <text:list>
                  <text:list-item>
                    <text:p text:style-name="P7"><text:span text:style-name="T29">Restrict who can send broadcasts to the associated receiver. The permission will be checked after Context.sendBroadcast() returns, as the system tries to deliver the submitted broadcast to the given receiver. Permission failure won't result in throwing SecurityException instead the system won't deliver the intent. You can also dynamically supply a permission to a receiver by calling Context.registerReceiver(). You can restrict which broadcast receiver can receive the broadcast by supply a permission when calling Context.sendBroadcast(). When both receiver and broadcaster require a permission, both permission checks have to pass for the intent to be delivered to the associated target.</text:span></text:p>
                  </text:list-item>
                </text:list>
              </text:list-item>
            </text:list>
          </draw:text-box>
        </draw:frame>
        <presentation:notes draw:style-name="dp2">
          <draw:page-thumbnail draw:style-name="gr1" draw:layer="layout" svg:width="13.968cm" svg:height="10.476cm" svg:x="3.81cm" svg:y="2.123cm" draw:page-number="71" presentation:class="page"/>
          <draw:frame presentation:style-name="pr4" draw:layer="layout" svg:width="17.271cm" svg:height="12.322cm" svg:x="2.159cm" svg:y="13.271cm" presentation:class="notes" presentation:placeholder="true">
            <draw:text-box/>
          </draw:frame>
        </presentation:notes>
      </draw:page>
      <draw:page draw:name="page72"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list>
                  <text:list-item>
                    <text:p>ContentProvider permission (applied to &lt;provider&gt;)</text:p>
                    <text:list>
                      <text:list-item>
                        <text:p>Restrict who can access the data ina content provider.</text:p>
                      </text:list-item>
                      <text:list-item>
                        <text:p>You can define two type of permissions</text:p>
                        <text:list>
                          <text:list-item>
                            <text:p>android:readPermission restricts who can read from the provider</text:p>
                          </text:list-item>
                          <text:list-item>
                            <text:p>android:writePermission restricts who can write to the provider</text:p>
                          </text:list-item>
                          <text:list-item>
                            <text:p>If a provider is protected with both read and write permission, in case you have only write permission, you still won't read from provider.</text:p>
                          </text:list-item>
                        </text:list>
                      </text:list-item>
                      <text:list-item>
                        <text:p>The permission will be checked when you first request it, if you don't have permission, SecurityException will be raised. For query(), you need a read permission, and for insert(), update() and delete() you will need write permission.</text:p>
                      </text:list-item>
                      <text:list-item>
                        <text:p/>
                      </text:list-item>
                    </text:list>
                  </text:list-item>
                </text:list>
              </text:list-item>
            </text:list>
          </draw:text-box>
        </draw:frame>
        <presentation:notes draw:style-name="dp2">
          <draw:page-thumbnail draw:style-name="gr1" draw:layer="layout" svg:width="13.968cm" svg:height="10.476cm" svg:x="3.81cm" svg:y="2.123cm" draw:page-number="72" presentation:class="page"/>
          <draw:frame presentation:style-name="pr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1-30T20:51:14.68</meta:creation-date>
    <meta:editing-duration>PT38H39M56S</meta:editing-duration>
    <meta:editing-cycles>167</meta:editing-cycles>
    <meta:generator>OpenOffice.org/3.2$Win32 OpenOffice.org_project/320m18$Build-9502</meta:generator>
    <dc:date>2011-02-04T16:46:24.47</dc:date>
    <meta:document-statistic meta:object-count="290"/>
  </office:meta>
</office:document-meta>
</file>